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Sans" svg:font-family="NimbusSans"/>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graphic-properties loext:decorative="false"/>
    </style:style>
    <style:style style:name="gr2" style:family="graphic" style:parent-style-name="standard">
      <style:graphic-properties draw:stroke="solid" svg:stroke-width="0.007cm" svg:stroke-color="#4d4d4d" draw:stroke-linejoin="miter" svg:stroke-linecap="butt" draw:fill="solid" draw:fill-color="#72957a" fo:padding-top="0.003cm" fo:padding-bottom="0.003cm" fo:padding-left="0.003cm" fo:padding-right="0.003cm" loext:decorative="false"/>
    </style:style>
    <style:style style:name="gr3" style:family="graphic" style:parent-style-name="standard">
      <style:graphic-properties draw:stroke="solid" svg:stroke-width="0.007cm" svg:stroke-color="#4d4d4d" draw:stroke-linejoin="miter" svg:stroke-linecap="butt" draw:fill="solid" draw:fill-color="#ddb166" fo:padding-top="0.003cm" fo:padding-bottom="0.003cm" fo:padding-left="0.003cm" fo:padding-right="0.003cm" loext:decorative="false"/>
    </style:style>
    <style:style style:name="gr4" style:family="graphic" style:parent-style-name="standard">
      <style:graphic-properties draw:stroke="solid" svg:stroke-width="0.007cm" svg:stroke-color="#4d4d4d" draw:stroke-linejoin="miter" svg:stroke-linecap="butt" draw:fill="solid" draw:fill-color="#d98b65" fo:padding-top="0.003cm" fo:padding-bottom="0.003cm" fo:padding-left="0.003cm" fo:padding-right="0.003cm" loext:decorative="false"/>
    </style:style>
    <style:style style:name="gr5" style:family="graphic" style:parent-style-name="standard">
      <style:graphic-properties draw:stroke="solid" svg:stroke-width="0.007cm" svg:stroke-color="#4d4d4d" draw:stroke-linejoin="miter" svg:stroke-linecap="butt" draw:fill="solid" draw:fill-color="#bd8985" fo:padding-top="0.003cm" fo:padding-bottom="0.003cm" fo:padding-left="0.003cm" fo:padding-right="0.003cm" loext:decorative="false"/>
    </style:style>
    <style:style style:name="gr6" style:family="graphic" style:parent-style-name="standard">
      <style:graphic-properties draw:stroke="solid" svg:stroke-width="0.007cm" svg:stroke-color="#4d4d4d" draw:stroke-linejoin="miter" svg:stroke-linecap="butt" draw:fill="solid" draw:fill-color="#ab6763" fo:padding-top="0.003cm" fo:padding-bottom="0.003cm" fo:padding-left="0.003cm" fo:padding-right="0.003cm" loext:decorative="false"/>
    </style:style>
    <style:style style:name="gr7" style:family="graphic" style:parent-style-name="standard">
      <style:graphic-properties draw:stroke="solid" svg:stroke-width="0.007cm" svg:stroke-color="#4d4d4d" draw:stroke-linejoin="miter" svg:stroke-linecap="butt" draw:fill="solid" draw:fill-color="#937668" fo:padding-top="0.003cm" fo:padding-bottom="0.003cm" fo:padding-left="0.003cm" fo:padding-right="0.003cm" loext:decorative="false"/>
    </style:style>
    <style:style style:name="gr8" style:family="graphic" style:parent-style-name="standard">
      <style:graphic-properties draw:stroke="none" draw:fill="none" draw:textarea-horizontal-align="left" draw:textarea-vertical-align="top" draw:auto-grow-height="true" draw:auto-grow-width="true" fo:min-height="0.23cm" fo:min-width="0.23cm" fo:padding-top="0cm" fo:padding-bottom="0cm" fo:padding-left="0cm" fo:padding-right="0cm" loext:decorative="false"/>
      <style:paragraph-properties style:writing-mode="lr-tb"/>
    </style:style>
    <style:style style:name="gr9" style:family="graphic" style:parent-style-name="standard">
      <style:graphic-properties draw:stroke="none" draw:fill="solid" draw:fill-color="#bd8985" loext:decorative="false"/>
    </style:style>
    <style:style style:name="gr10" style:family="graphic" style:parent-style-name="standard">
      <style:graphic-properties draw:stroke="solid" svg:stroke-width="0.007cm" svg:stroke-color="#4d4d4d" draw:stroke-linejoin="miter" svg:stroke-linecap="butt" draw:fill="none" fo:padding-top="0.003cm" fo:padding-bottom="0.003cm" fo:padding-left="0.003cm" fo:padding-right="0.003cm" loext:decorative="false"/>
    </style:style>
    <style:style style:name="gr11" style:family="graphic" style:parent-style-name="standard">
      <style:graphic-properties draw:stroke="none" draw:fill="solid" draw:fill-color="#937668" loext:decorative="false"/>
    </style:style>
    <style:style style:name="gr12" style:family="graphic" style:parent-style-name="standard">
      <style:graphic-properties draw:stroke="none" draw:fill="solid" draw:fill-color="#ab6763" loext:decorative="false"/>
    </style:style>
    <style:style style:name="gr13" style:family="graphic" style:parent-style-name="standard">
      <style:graphic-properties draw:stroke="none" draw:fill="none" draw:textarea-horizontal-align="left" draw:textarea-vertical-align="top" draw:auto-grow-height="true" draw:auto-grow-width="true" fo:min-height="0.309cm" fo:min-width="0.309cm" fo:padding-top="0cm" fo:padding-bottom="0cm" fo:padding-left="0cm" fo:padding-right="0cm" loext:decorative="false"/>
      <style:paragraph-properties style:writing-mode="lr-tb"/>
    </style:style>
    <style:style style:name="gr14" style:family="graphic" style:parent-style-name="standard">
      <style:graphic-properties draw:stroke="solid" svg:stroke-width="0.015cm" svg:stroke-color="#4d4d4d" draw:stroke-linejoin="round" svg:stroke-linecap="butt" draw:fill="none" fo:padding-top="0.007cm" fo:padding-bottom="0.007cm" fo:padding-left="0.007cm" fo:padding-right="0.007cm" loext:decorative="false"/>
    </style:style>
    <style:style style:name="gr15" style:family="graphic" style:parent-style-name="standard">
      <style:graphic-properties draw:stroke="none" draw:fill="none" draw:textarea-horizontal-align="left" draw:textarea-vertical-align="top" draw:auto-grow-height="true" draw:auto-grow-width="true" fo:min-height="0.25cm" fo:min-width="0.25cm" fo:padding-top="0cm" fo:padding-bottom="0cm" fo:padding-left="0cm" fo:padding-right="0cm" loext:decorative="false"/>
      <style:paragraph-properties style:writing-mode="lr-tb"/>
    </style:style>
    <style:style style:name="gr16" style:family="graphic" style:parent-style-name="standard">
      <style:graphic-properties draw:stroke="solid" svg:stroke-width="0.03cm" svg:stroke-color="#4d4d4d" draw:stroke-linejoin="round" svg:stroke-linecap="round" draw:fill="none" fo:padding-top="0.015cm" fo:padding-bottom="0.015cm" fo:padding-left="0.015cm" fo:padding-right="0.015cm" loext:decorative="false"/>
    </style:style>
    <style:style style:name="gr17" style:family="graphic" style:parent-style-name="standard">
      <style:graphic-properties draw:stroke="none" draw:fill="solid" draw:fill-color="#ffffff" loext:decorative="false"/>
    </style:style>
    <style:style style:name="gr18" style:family="graphic" style:parent-style-name="standard">
      <style:graphic-properties draw:stroke="none" draw:fill="solid" draw:fill-color="#d98b65" loext:decorative="false"/>
    </style:style>
    <style:style style:name="gr19" style:family="graphic" style:parent-style-name="standard">
      <style:graphic-properties draw:stroke="none" draw:fill="solid" draw:fill-color="#ddb166" loext:decorative="false"/>
    </style:style>
    <style:style style:name="gr20" style:family="graphic" style:parent-style-name="standard">
      <style:graphic-properties draw:stroke="none" draw:fill="solid" draw:fill-color="#72957a" loext:decorative="false"/>
    </style:style>
    <style:style style:name="gr21" style:family="graphic" style:parent-style-name="standard">
      <style:graphic-properties draw:stroke="none" draw:fill="none" draw:textarea-horizontal-align="left" draw:textarea-vertical-align="top" draw:auto-grow-height="true" draw:auto-grow-width="true" fo:min-height="0.23cm" fo:min-width="0.459cm" fo:padding-top="0cm" fo:padding-bottom="0cm" fo:padding-left="0cm" fo:padding-right="0cm" loext:decorative="false"/>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23cm" fo:min-width="1.196cm" fo:padding-top="0cm" fo:padding-bottom="0cm" fo:padding-left="0cm" fo:padding-right="0cm" loext:decorative="false"/>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23cm" fo:min-width="0.535cm" fo:padding-top="0cm" fo:padding-bottom="0cm" fo:padding-left="0cm" fo:padding-right="0cm" loext:decorative="false"/>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23cm" fo:min-width="1.488cm" fo:padding-top="0cm" fo:padding-bottom="0cm" fo:padding-left="0cm" fo:padding-right="0cm" loext:decorative="false"/>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23cm" fo:min-width="0.51cm" fo:padding-top="0cm" fo:padding-bottom="0cm" fo:padding-left="0cm" fo:padding-right="0cm" loext:decorative="false"/>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23cm" fo:min-width="1.006cm" fo:padding-top="0cm" fo:padding-bottom="0cm" fo:padding-left="0cm" fo:padding-right="0cm" loext:decorative="false"/>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319cm" fo:min-width="0.317cm" fo:padding-top="0cm" fo:padding-bottom="0cm" fo:padding-left="0cm" fo:padding-right="0cm" loext:decorative="false"/>
      <style:paragraph-properties style:writing-mode="lr-tb"/>
    </style:style>
    <style:style style:name="P1" style:family="paragraph">
      <loext:graphic-properties draw:fill="solid" draw:fill-color="#72957a"/>
    </style:style>
    <style:style style:name="P2" style:family="paragraph">
      <loext:graphic-properties draw:fill="solid" draw:fill-color="#ddb166"/>
    </style:style>
    <style:style style:name="P3" style:family="paragraph">
      <loext:graphic-properties draw:fill="solid" draw:fill-color="#d98b65"/>
    </style:style>
    <style:style style:name="P4" style:family="paragraph">
      <loext:graphic-properties draw:fill="solid" draw:fill-color="#bd8985"/>
    </style:style>
    <style:style style:name="P5" style:family="paragraph">
      <loext:graphic-properties draw:fill="solid" draw:fill-color="#ab6763"/>
    </style:style>
    <style:style style:name="P6" style:family="paragraph">
      <loext:graphic-properties draw:fill="solid" draw:fill-color="#937668"/>
    </style:style>
    <style:style style:name="P7" style:family="paragraph">
      <style:paragraph-properties fo:text-align="start" style:writing-mode="lr-tb"/>
    </style:style>
    <style:style style:name="P8" style:family="paragraph">
      <loext:graphic-properties draw:fill="none"/>
      <style:text-properties fo:font-size="6.5pt" style:font-size-asian="6.5pt" style:font-size-complex="6.5pt"/>
    </style:style>
    <style:style style:name="P9" style:family="paragraph">
      <loext:graphic-properties draw:fill="none"/>
    </style:style>
    <style:style style:name="P10" style:family="paragraph">
      <loext:graphic-properties draw:fill="none"/>
      <style:text-properties fo:font-size="7pt" style:font-size-asian="7pt" style:font-size-complex="7pt"/>
    </style:style>
    <style:style style:name="P11" style:family="paragraph">
      <loext:graphic-properties draw:fill="none"/>
      <style:text-properties fo:font-size="8.80000019073486pt" style:font-size-asian="8.80000019073486pt" style:font-size-complex="8.80000019073486pt"/>
    </style:style>
    <style:style style:name="P12" style:family="paragraph">
      <loext:graphic-properties draw:fill="none"/>
      <style:text-properties fo:font-size="7.09999990463257pt" style:font-size-asian="7.09999990463257pt" style:font-size-complex="7.09999990463257pt"/>
    </style:style>
    <style:style style:name="P13" style:family="paragraph">
      <style:paragraph-properties fo:text-align="start" style:writing-mode="lr-tb"/>
      <style:text-properties fo:font-size="9pt" style:font-size-asian="9pt" style:font-size-complex="9pt"/>
    </style:style>
    <style:style style:name="P14" style:family="paragraph">
      <loext:graphic-properties draw:fill="none"/>
      <style:text-properties fo:font-size="9pt" style:font-size-asian="9pt" style:font-size-complex="9pt"/>
    </style:style>
    <style:style style:name="P15" style:family="paragraph">
      <loext:graphic-properties draw:fill="solid" draw:fill-color="#ffffff"/>
    </style:style>
    <style:style style:name="P16" style:family="paragraph">
      <style:paragraph-properties fo:text-align="start" style:writing-mode="lr-tb"/>
      <style:text-properties fo:font-size="10pt" style:font-size-asian="10pt" style:font-size-complex="10pt"/>
    </style:style>
    <style:style style:name="P17" style:family="paragraph">
      <loext:graphic-properties draw:fill="none"/>
      <style:text-properties fo:font-size="10pt" style:font-size-asian="10pt" style:font-size-complex="10pt"/>
    </style:style>
    <style:style style:name="T1" style:family="text">
      <style:text-properties fo:color="#72957a" loext:opacity="100%" style:font-name="NimbusSans" fo:font-size="6.5pt" fo:font-weight="normal" style:font-name-asian="NimbusSans" style:font-size-asian="6.5pt" style:font-weight-asian="normal" style:font-name-complex="NimbusSans" style:font-size-complex="6.5pt" style:font-weight-complex="normal"/>
    </style:style>
    <style:style style:name="T2" style:family="text">
      <style:text-properties fo:color="#ffffff" loext:opacity="100%" style:font-name="NimbusSans" fo:font-size="6.5pt" fo:font-weight="normal" style:font-name-asian="NimbusSans" style:font-size-asian="6.5pt" style:font-weight-asian="normal" style:font-name-complex="NimbusSans" style:font-size-complex="6.5pt" style:font-weight-complex="normal"/>
    </style:style>
    <style:style style:name="T3" style:family="text">
      <style:text-properties fo:color="#4d4d4d" loext:opacity="100%" style:font-name="NimbusSans" fo:font-size="8.80000019073486pt" fo:font-weight="normal" style:font-name-asian="NimbusSans" style:font-size-asian="8.80000019073486pt" style:font-weight-asian="normal" style:font-name-complex="NimbusSans" style:font-size-complex="8.80000019073486pt" style:font-weight-complex="normal"/>
    </style:style>
    <style:style style:name="T4" style:family="text">
      <style:text-properties fo:color="#4d4d4d" loext:opacity="100%" style:font-name="NimbusSans" fo:font-size="6.5pt" fo:font-weight="normal" style:font-name-asian="NimbusSans" style:font-size-asian="6.5pt" style:font-weight-asian="normal" style:font-name-complex="NimbusSans" style:font-size-complex="6.5pt" style:font-weight-complex="normal"/>
    </style:style>
    <style:style style:name="T5" style:family="text">
      <style:text-properties fo:color="#d98b65" loext:opacity="100%" style:font-name="NimbusSans" fo:font-size="7.09999990463257pt" fo:font-weight="normal" style:font-name-asian="NimbusSans" style:font-size-asian="7.09999990463257pt" style:font-weight-asian="normal" style:font-name-complex="NimbusSans" style:font-size-complex="7.09999990463257pt" style:font-weight-complex="normal"/>
    </style:style>
    <style:style style:name="T6" style:family="text">
      <style:text-properties fo:color="#ffffff" loext:opacity="100%" style:font-name="NimbusSans" fo:font-size="7.09999990463257pt" fo:font-weight="normal" style:font-name-asian="NimbusSans" style:font-size-asian="7.09999990463257pt" style:font-weight-asian="normal" style:font-name-complex="NimbusSans" style:font-size-complex="7.09999990463257pt" style:font-weight-complex="normal"/>
    </style:style>
    <style:style style:name="T7" style:family="text">
      <style:text-properties fo:color="#ab6763" loext:opacity="100%" style:font-name="NimbusSans" fo:font-size="7.09999990463257pt" fo:font-weight="normal" style:font-name-asian="NimbusSans" style:font-size-asian="7.09999990463257pt" style:font-weight-asian="normal" style:font-name-complex="NimbusSans" style:font-size-complex="7.09999990463257pt" style:font-weight-complex="normal"/>
    </style:style>
    <style:style style:name="T8" style:family="text">
      <style:text-properties fo:color="#72957a" loext:opacity="100%" style:font-name="NimbusSans" fo:font-size="7.09999990463257pt" fo:font-weight="normal" style:font-name-asian="NimbusSans" style:font-size-asian="7.09999990463257pt" style:font-weight-asian="normal" style:font-name-complex="NimbusSans" style:font-size-complex="7.09999990463257pt" style:font-weight-complex="normal"/>
    </style:style>
    <style:style style:name="T9" style:family="text">
      <style:text-properties fo:color="#4d4d4d" loext:opacity="100%" style:font-name="NimbusSans" fo:font-size="9pt" fo:font-weight="normal" style:font-name-asian="NimbusSans" style:font-size-asian="9pt" style:font-weight-asian="normal" style:font-name-complex="NimbusSans" style:font-size-complex="9pt" style:font-weight-complex="normal"/>
    </style:style>
    <style:style style:name="T10" style:family="text">
      <style:text-properties fo:color="#000000" loext:opacity="100%" style:font-name="NimbusSans" fo:font-size="6.5pt" fo:font-weight="normal" style:font-name-asian="NimbusSans" style:font-size-asian="6.5pt" style:font-weight-asian="normal" style:font-name-complex="NimbusSans" style:font-size-complex="6.5pt" style:font-weight-complex="normal"/>
    </style:style>
    <style:style style:name="T11" style:family="text">
      <style:text-properties fo:color="#4d4d4d" loext:opacity="100%" style:font-name="NimbusSans" fo:font-size="10pt" fo:font-weight="normal" style:font-name-asian="NimbusSans" style:font-size-asian="10pt" style:font-weight-asian="normal" style:font-name-complex="NimbusSans" style:font-size-complex="10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g draw:style-name="gr1">
          <draw:polygon draw:style-name="gr2" draw:text-style-name="P1" draw:layer="layout" svg:width="1.96cm" svg:height="1.982cm" svg:x="0.323cm" svg:y="3.207cm" svg:viewBox="0 0 1961 1983" draw:points="486,1095 432,1106 324,1129 270,1141 109,1175 54,1186 0,1198 12,1247 26,1296 43,1344 62,1391 84,1436 109,1481 135,1525 163,1567 194,1607 226,1646 260,1683 297,1719 335,1752 374,1784 416,1813 458,1840 503,1865 548,1888 594,1909 642,1927 690,1942 739,1955 788,1966 839,1974 889,1979 940,1982 990,1983 1041,1980 1091,1975 1141,1968 1191,1958 1240,1945 1289,1930 1336,1913 1383,1893 1428,1870 1473,1846 1516,1819 1557,1790 1597,1759 1636,1726 1672,1691 1707,1654 1740,1616 1771,1575 1800,1534 1826,1491 1851,1446 1873,1400 1893,1354 1910,1306 1925,1258 1937,1208 1947,1159 1954,1108 1959,1058 1961,1007 1960,957 1957,906 1952,856 1943,806 1933,756 1919,707 1903,658 1885,611 1865,564 1842,519 1816,475 1789,433 1759,392 1727,352 1694,314 1658,278 1621,244 1582,211 1541,181 1499,153 1455,127 1411,103 1365,82 1318,63 1270,46 1221,32 1172,21 1122,12 1072,5 1021,2 970,0 970,496 1021,498 1071,506 1120,519 1167,536 1213,559 1256,586 1296,617 1332,653 1365,692 1393,734 1417,779 1437,825 1451,874 1461,924 1465,974 1465,1025 1459,1075 1447,1125 1431,1173 1411,1219 1385,1263 1355,1304 1321,1341 1284,1375 1243,1406 1199,1431 1153,1452 1105,1469 1056,1480 1006,1486 955,1487 904,1483 854,1474 806,1459 759,1440 714,1416 672,1388 633,1355 598,1319 567,1279 539,1237 517,1191 499,1144">
            <text:p/>
          </draw:polygon>
          <draw:polygon draw:style-name="gr3" draw:text-style-name="P2" draw:layer="layout" svg:width="0.509cm" svg:height="0.429cm" svg:x="0.301cm" svg:y="3.975cm" svg:viewBox="0 0 510 430" draw:points="510,111 456,99 133,24 80,12 26,0 15,53 7,106 2,161 0,215 2,269 5,323 12,377 22,430 76,418 130,407 291,373 345,361 454,338 508,327 499,273 497,219 500,166">
            <text:p/>
          </draw:polygon>
          <draw:polygon draw:style-name="gr4" draw:text-style-name="P3" draw:layer="layout" svg:width="0.801cm" svg:height="0.823cm" svg:x="0.327cm" svg:y="3.263cm" svg:viewBox="0 0 802 824" draw:points="802,468 784,416 747,312 729,260 711,208 692,156 674,104 656,52 638,0 589,19 541,40 494,64 449,90 405,119 362,149 322,183 282,218 245,255 210,294 177,335 146,377 118,421 92,467 68,515 47,563 29,612 13,662 0,713 54,725 107,737 430,812 484,824 499,771 520,720 547,672 579,627 616,586 657,549 702,517 751,489">
            <text:p/>
          </draw:polygon>
          <draw:polygon draw:style-name="gr5" draw:text-style-name="P4" draw:layer="layout" svg:width="0.18cm" svg:height="0.478cm" svg:x="0.964cm" svg:y="3.253cm" svg:viewBox="0 0 181 479" draw:points="181,473 164,421 148,368 115,262 98,210 65,105 49,52 32,0 0,10 19,62 37,114 55,166 74,218 92,270 110,323 147,427 165,479">
            <text:p/>
          </draw:polygon>
          <draw:polygon draw:style-name="gr6" draw:text-style-name="P5" draw:layer="layout" svg:width="0.287cm" svg:height="0.518cm" svg:x="0.995cm" svg:y="3.207cm" svg:viewBox="0 0 288 519" draw:points="288,497 287,442 286,387 284,332 283,277 282,222 281,167 280,111 279,56 278,0 221,3 166,9 110,18 55,31 0,47 18,99 34,152 67,257 84,309 117,414 133,467 150,519 218,503">
            <text:p/>
          </draw:polygon>
          <draw:polygon draw:style-name="gr7" draw:text-style-name="P6" draw:layer="layout" svg:width="0.02cm" svg:height="0.496cm" svg:x="1.272cm" svg:y="3.207cm" svg:viewBox="0 0 21 497" draw:points="21,497 21,0 0,0 1,55 2,110 3,166 4,221 5,276 6,331 8,386 9,442 10,497">
            <text:p/>
          </draw:polygon>
          <draw:frame draw:style-name="gr8" draw:text-style-name="P8" draw:layer="layout" svg:width="0.468cm" svg:height="0.234cm" svg:x="1.644cm" svg:y="4.569cm">
            <draw:text-box>
              <text:p text:style-name="P7"><text:span text:style-name="T1">72%</text:span></text:p>
            </draw:text-box>
          </draw:frame>
          <draw:frame draw:style-name="gr8" draw:text-style-name="P8" draw:layer="layout" svg:width="0.468cm" svg:height="0.234cm" svg:x="1.639cm" svg:y="4.562cm">
            <draw:text-box>
              <text:p text:style-name="P7"><text:span text:style-name="T1">72%</text:span></text:p>
            </draw:text-box>
          </draw:frame>
          <draw:frame draw:style-name="gr8" draw:text-style-name="P8" draw:layer="layout" svg:width="0.468cm" svg:height="0.234cm" svg:x="1.632cm" svg:y="4.557cm">
            <draw:text-box>
              <text:p text:style-name="P7"><text:span text:style-name="T1">72%</text:span></text:p>
            </draw:text-box>
          </draw:frame>
          <draw:frame draw:style-name="gr8" draw:text-style-name="P8" draw:layer="layout" svg:width="0.468cm" svg:height="0.234cm" svg:x="1.623cm" svg:y="4.555cm">
            <draw:text-box>
              <text:p text:style-name="P7"><text:span text:style-name="T1">72%</text:span></text:p>
            </draw:text-box>
          </draw:frame>
          <draw:frame draw:style-name="gr8" draw:text-style-name="P8" draw:layer="layout" svg:width="0.468cm" svg:height="0.234cm" svg:x="1.615cm" svg:y="4.557cm">
            <draw:text-box>
              <text:p text:style-name="P7"><text:span text:style-name="T1">72%</text:span></text:p>
            </draw:text-box>
          </draw:frame>
          <draw:frame draw:style-name="gr8" draw:text-style-name="P8" draw:layer="layout" svg:width="0.468cm" svg:height="0.234cm" svg:x="1.607cm" svg:y="4.562cm">
            <draw:text-box>
              <text:p text:style-name="P7"><text:span text:style-name="T1">72%</text:span></text:p>
            </draw:text-box>
          </draw:frame>
          <draw:frame draw:style-name="gr8" draw:text-style-name="P8" draw:layer="layout" svg:width="0.468cm" svg:height="0.234cm" svg:x="1.602cm" svg:y="4.569cm">
            <draw:text-box>
              <text:p text:style-name="P7"><text:span text:style-name="T1">72%</text:span></text:p>
            </draw:text-box>
          </draw:frame>
          <draw:frame draw:style-name="gr8" draw:text-style-name="P8" draw:layer="layout" svg:width="0.468cm" svg:height="0.234cm" svg:x="1.6cm" svg:y="4.578cm">
            <draw:text-box>
              <text:p text:style-name="P7"><text:span text:style-name="T1">72%</text:span></text:p>
            </draw:text-box>
          </draw:frame>
          <draw:frame draw:style-name="gr8" draw:text-style-name="P8" draw:layer="layout" svg:width="0.468cm" svg:height="0.234cm" svg:x="1.602cm" svg:y="4.587cm">
            <draw:text-box>
              <text:p text:style-name="P7"><text:span text:style-name="T1">72%</text:span></text:p>
            </draw:text-box>
          </draw:frame>
          <draw:frame draw:style-name="gr8" draw:text-style-name="P8" draw:layer="layout" svg:width="0.468cm" svg:height="0.234cm" svg:x="1.607cm" svg:y="4.594cm">
            <draw:text-box>
              <text:p text:style-name="P7"><text:span text:style-name="T1">72%</text:span></text:p>
            </draw:text-box>
          </draw:frame>
          <draw:frame draw:style-name="gr8" draw:text-style-name="P8" draw:layer="layout" svg:width="0.468cm" svg:height="0.234cm" svg:x="1.615cm" svg:y="4.599cm">
            <draw:text-box>
              <text:p text:style-name="P7"><text:span text:style-name="T1">72%</text:span></text:p>
            </draw:text-box>
          </draw:frame>
          <draw:frame draw:style-name="gr8" draw:text-style-name="P8" draw:layer="layout" svg:width="0.468cm" svg:height="0.234cm" svg:x="1.623cm" svg:y="4.601cm">
            <draw:text-box>
              <text:p text:style-name="P7"><text:span text:style-name="T1">72%</text:span></text:p>
            </draw:text-box>
          </draw:frame>
          <draw:frame draw:style-name="gr8" draw:text-style-name="P8" draw:layer="layout" svg:width="0.468cm" svg:height="0.234cm" svg:x="1.632cm" svg:y="4.599cm">
            <draw:text-box>
              <text:p text:style-name="P7"><text:span text:style-name="T1">72%</text:span></text:p>
            </draw:text-box>
          </draw:frame>
          <draw:frame draw:style-name="gr8" draw:text-style-name="P8" draw:layer="layout" svg:width="0.468cm" svg:height="0.234cm" svg:x="1.639cm" svg:y="4.594cm">
            <draw:text-box>
              <text:p text:style-name="P7"><text:span text:style-name="T1">72%</text:span></text:p>
            </draw:text-box>
          </draw:frame>
          <draw:frame draw:style-name="gr8" draw:text-style-name="P8" draw:layer="layout" svg:width="0.468cm" svg:height="0.234cm" svg:x="1.644cm" svg:y="4.587cm">
            <draw:text-box>
              <text:p text:style-name="P7"><text:span text:style-name="T1">72%</text:span></text:p>
            </draw:text-box>
          </draw:frame>
          <draw:frame draw:style-name="gr8" draw:text-style-name="P8" draw:layer="layout" svg:width="0.468cm" svg:height="0.234cm" svg:x="1.646cm" svg:y="4.578cm">
            <draw:text-box>
              <text:p text:style-name="P7"><text:span text:style-name="T1">72%</text:span></text:p>
            </draw:text-box>
          </draw:frame>
          <draw:polygon draw:style-name="gr2" draw:text-style-name="P1" draw:layer="layout" svg:width="0.99cm" svg:height="1.796cm" svg:x="3.7cm" svg:y="3.207cm" svg:viewBox="0 0 991 1797" draw:points="289,1394 353,1484 386,1528 418,1573 450,1618 515,1707 547,1752 579,1797 619,1766 658,1733 695,1698 731,1662 764,1623 796,1583 825,1542 852,1499 877,1454 900,1408 920,1362 938,1314 953,1265 966,1216 976,1166 984,1116 989,1065 991,1014 991,963 988,913 983,862 975,812 964,762 951,713 936,664 918,617 897,570 874,524 849,480 822,437 792,396 760,355 727,317 691,280 654,246 615,213 574,183 531,154 488,128 443,104 397,83 349,64 300,47 252,33 202,21 152,12 101,5 51,2 0,0 0,497 52,499 103,507 153,521 202,540 248,563 291,591 332,624 368,661 402,702 430,745 454,792 472,840 486,890 494,942 496,994 493,1046 485,1097 471,1147 452,1195 429,1242 400,1285 366,1325 329,1362">
            <text:p/>
          </draw:polygon>
          <draw:polygon draw:style-name="gr3" draw:text-style-name="P2" draw:layer="layout" svg:width="0.409cm" svg:height="0.529cm" svg:x="3.869cm" svg:y="4.6cm" svg:viewBox="0 0 410 530" draw:points="0,64 18,115 37,167 56,219 75,272 93,323 112,375 131,427 149,479 168,530 219,510 269,488 318,462 365,434 410,404 378,359 346,314 280,224 248,179 216,134 184,90 120,0 62,36">
            <text:p/>
          </draw:polygon>
          <draw:polygon draw:style-name="gr4" draw:text-style-name="P3" draw:layer="layout" svg:width="1.328cm" svg:height="1.076cm" svg:x="2.709cm" svg:y="4.113cm" svg:viewBox="0 0 1329 1077" draw:points="497,43 4,0 1,51 0,102 2,153 7,204 14,254 24,304 37,353 52,402 70,450 90,497 112,542 136,588 163,631 192,673 224,713 257,752 292,788 329,823 368,856 408,887 450,916 493,943 538,967 585,989 632,1009 680,1026 729,1041 778,1054 828,1063 878,1070 929,1075 980,1077 1031,1076 1082,1073 1132,1067 1182,1058 1232,1047 1281,1033 1329,1017 1310,966 1292,914 1273,862 1254,810 1236,759 1217,707 1198,655 1179,603 1161,552 1111,567 1059,577 1007,581 955,580 903,573 852,561 803,543 756,521 711,493 670,462 632,426 598,386 568,343 543,297 523,249 508,198 499,147 495,95">
            <text:p/>
          </draw:polygon>
          <draw:polygon draw:style-name="gr5" draw:text-style-name="P4" draw:layer="layout" svg:width="0.507cm" svg:height="0.206cm" svg:x="2.713cm" svg:y="3.95cm" svg:viewBox="0 0 508 207" draw:points="508,124 348,83 295,69 242,55 187,42 134,28 81,14 27,0 15,54 6,109 0,164 494,207">
            <text:p/>
          </draw:polygon>
          <draw:polygon draw:style-name="gr6" draw:text-style-name="P5" draw:layer="layout" svg:width="0.945cm" svg:height="0.866cm" svg:x="2.74cm" svg:y="3.208cm" svg:viewBox="0 0 946 867" draw:points="946,495 944,440 939,275 938,220 934,110 933,55 931,0 880,2 829,8 779,16 729,27 680,40 631,56 584,74 537,94 491,117 447,143 404,170 363,200 323,232 284,266 248,302 213,339 181,379 150,420 121,462 95,506 71,551 50,598 31,645 14,693 0,743 54,757 107,771 161,785 215,798 268,812 321,826 481,867 497,817 518,768 545,721 576,678 612,638 652,603 695,572 741,546 790,525 841,509 893,499">
            <text:p/>
          </draw:polygon>
          <draw:polygon draw:style-name="gr7" draw:text-style-name="P6" draw:layer="layout" svg:width="0.03cm" svg:height="0.496cm" svg:x="3.67cm" svg:y="3.207cm" svg:viewBox="0 0 31 497" draw:points="31,497 31,0 0,1 2,56 3,111 7,221 8,276 13,442 15,497">
            <text:p/>
          </draw:polygon>
          <draw:frame draw:style-name="gr8" draw:text-style-name="P8" draw:layer="layout" svg:width="0.468cm" svg:height="0.234cm" svg:x="1.623cm" svg:y="4.578cm">
            <draw:text-box>
              <text:p text:style-name="P7"><text:span text:style-name="T2">72%</text:span></text:p>
            </draw:text-box>
          </draw:frame>
          <draw:frame draw:style-name="gr8" draw:text-style-name="P8" draw:layer="layout" svg:width="0.468cm" svg:height="0.234cm" svg:x="4.182cm" svg:y="3.874cm">
            <draw:text-box>
              <text:p text:style-name="P7"><text:span text:style-name="T1">40%</text:span></text:p>
            </draw:text-box>
          </draw:frame>
          <draw:frame draw:style-name="gr8" draw:text-style-name="P8" draw:layer="layout" svg:width="0.468cm" svg:height="0.234cm" svg:x="4.177cm" svg:y="3.866cm">
            <draw:text-box>
              <text:p text:style-name="P7"><text:span text:style-name="T1">40%</text:span></text:p>
            </draw:text-box>
          </draw:frame>
          <draw:frame draw:style-name="gr8" draw:text-style-name="P8" draw:layer="layout" svg:width="0.468cm" svg:height="0.234cm" svg:x="4.169cm" svg:y="3.861cm">
            <draw:text-box>
              <text:p text:style-name="P7"><text:span text:style-name="T1">40%</text:span></text:p>
            </draw:text-box>
          </draw:frame>
          <draw:frame draw:style-name="gr8" draw:text-style-name="P8" draw:layer="layout" svg:width="0.468cm" svg:height="0.234cm" svg:x="4.161cm" svg:y="3.86cm">
            <draw:text-box>
              <text:p text:style-name="P7"><text:span text:style-name="T1">40%</text:span></text:p>
            </draw:text-box>
          </draw:frame>
          <draw:frame draw:style-name="gr8" draw:text-style-name="P8" draw:layer="layout" svg:width="0.468cm" svg:height="0.234cm" svg:x="4.152cm" svg:y="3.861cm">
            <draw:text-box>
              <text:p text:style-name="P7"><text:span text:style-name="T1">40%</text:span></text:p>
            </draw:text-box>
          </draw:frame>
          <draw:frame draw:style-name="gr8" draw:text-style-name="P8" draw:layer="layout" svg:width="0.468cm" svg:height="0.234cm" svg:x="4.144cm" svg:y="3.866cm">
            <draw:text-box>
              <text:p text:style-name="P7"><text:span text:style-name="T1">40%</text:span></text:p>
            </draw:text-box>
          </draw:frame>
          <draw:frame draw:style-name="gr8" draw:text-style-name="P8" draw:layer="layout" svg:width="0.468cm" svg:height="0.234cm" svg:x="4.139cm" svg:y="3.874cm">
            <draw:text-box>
              <text:p text:style-name="P7"><text:span text:style-name="T1">40%</text:span></text:p>
            </draw:text-box>
          </draw:frame>
          <draw:frame draw:style-name="gr8" draw:text-style-name="P8" draw:layer="layout" svg:width="0.468cm" svg:height="0.234cm" svg:x="4.138cm" svg:y="3.882cm">
            <draw:text-box>
              <text:p text:style-name="P7"><text:span text:style-name="T1">40%</text:span></text:p>
            </draw:text-box>
          </draw:frame>
          <draw:frame draw:style-name="gr8" draw:text-style-name="P8" draw:layer="layout" svg:width="0.468cm" svg:height="0.234cm" svg:x="4.139cm" svg:y="3.891cm">
            <draw:text-box>
              <text:p text:style-name="P7"><text:span text:style-name="T1">40%</text:span></text:p>
            </draw:text-box>
          </draw:frame>
          <draw:frame draw:style-name="gr8" draw:text-style-name="P8" draw:layer="layout" svg:width="0.468cm" svg:height="0.234cm" svg:x="4.144cm" svg:y="3.899cm">
            <draw:text-box>
              <text:p text:style-name="P7"><text:span text:style-name="T1">40%</text:span></text:p>
            </draw:text-box>
          </draw:frame>
          <draw:frame draw:style-name="gr8" draw:text-style-name="P8" draw:layer="layout" svg:width="0.468cm" svg:height="0.234cm" svg:x="4.152cm" svg:y="3.904cm">
            <draw:text-box>
              <text:p text:style-name="P7"><text:span text:style-name="T1">40%</text:span></text:p>
            </draw:text-box>
          </draw:frame>
          <draw:frame draw:style-name="gr8" draw:text-style-name="P8" draw:layer="layout" svg:width="0.468cm" svg:height="0.234cm" svg:x="4.161cm" svg:y="3.905cm">
            <draw:text-box>
              <text:p text:style-name="P7"><text:span text:style-name="T1">40%</text:span></text:p>
            </draw:text-box>
          </draw:frame>
          <draw:frame draw:style-name="gr8" draw:text-style-name="P8" draw:layer="layout" svg:width="0.468cm" svg:height="0.234cm" svg:x="4.169cm" svg:y="3.904cm">
            <draw:text-box>
              <text:p text:style-name="P7"><text:span text:style-name="T1">40%</text:span></text:p>
            </draw:text-box>
          </draw:frame>
          <draw:frame draw:style-name="gr8" draw:text-style-name="P8" draw:layer="layout" svg:width="0.468cm" svg:height="0.234cm" svg:x="4.177cm" svg:y="3.899cm">
            <draw:text-box>
              <text:p text:style-name="P7"><text:span text:style-name="T1">40%</text:span></text:p>
            </draw:text-box>
          </draw:frame>
          <draw:frame draw:style-name="gr8" draw:text-style-name="P8" draw:layer="layout" svg:width="0.468cm" svg:height="0.234cm" svg:x="4.182cm" svg:y="3.891cm">
            <draw:text-box>
              <text:p text:style-name="P7"><text:span text:style-name="T1">40%</text:span></text:p>
            </draw:text-box>
          </draw:frame>
          <draw:frame draw:style-name="gr8" draw:text-style-name="P8" draw:layer="layout" svg:width="0.468cm" svg:height="0.234cm" svg:x="4.184cm" svg:y="3.882cm">
            <draw:text-box>
              <text:p text:style-name="P7"><text:span text:style-name="T1">40%</text:span></text:p>
            </draw:text-box>
          </draw:frame>
          <draw:polygon draw:style-name="gr2" draw:text-style-name="P1" draw:layer="layout" svg:width="0.991cm" svg:height="1.174cm" svg:x="6.107cm" svg:y="3.207cm" svg:viewBox="0 0 992 1175" draw:points="488,1083 542,1094 596,1104 650,1114 704,1124 813,1144 867,1154 921,1165 975,1175 983,1124 989,1073 991,1022 992,971 989,920 984,869 977,818 966,768 953,719 938,670 920,621 900,574 877,528 852,484 825,440 795,399 764,358 730,320 694,283 657,248 618,215 577,185 534,156 490,129 445,105 399,84 352,64 303,47 254,33 204,21 154,12 102,5 51,2 0,0 0,496 51,498 102,506 152,519 200,537 246,560 289,588 329,620 365,656 398,696 427,738 451,783 470,831 484,880 493,931 496,981 495,1033">
            <text:p/>
          </draw:polygon>
          <draw:polygon draw:style-name="gr3" draw:text-style-name="P2" draw:layer="layout" svg:width="0.556cm" svg:height="0.442cm" svg:x="6.525cm" svg:y="4.289cm" svg:viewBox="0 0 557 443" draw:points="0,175 46,205 185,294 232,323 278,353 371,413 417,443 445,396 471,348 494,299 514,248 531,197 545,145 557,92 503,82 448,71 394,61 285,41 231,31 177,21 123,11 69,0 53,62 30,120">
            <text:p/>
          </draw:polygon>
          <draw:polygon draw:style-name="gr4" draw:text-style-name="P3" draw:layer="layout" svg:width="1.825cm" svg:height="1.312cm" svg:x="5.117cm" svg:y="3.877cm" svg:viewBox="0 0 1826 1313" draw:points="521,160 469,143 417,125 365,107 313,89 261,71 209,53 157,35 105,18 53,0 38,48 25,97 15,146 7,196 2,246 0,297 0,348 2,399 7,449 15,499 26,548 38,597 53,645 71,692 91,739 114,784 138,828 165,871 194,912 225,952 258,990 293,1026 330,1061 369,1093 409,1124 450,1153 493,1179 537,1203 583,1225 629,1245 677,1262 725,1277 774,1289 824,1299 874,1306 924,1311 975,1313 1026,1312 1076,1309 1126,1304 1176,1295 1225,1285 1274,1271 1322,1256 1369,1238 1415,1217 1461,1195 1504,1169 1547,1142 1588,1113 1627,1082 1665,1048 1701,1013 1736,976 1768,937 1798,897 1826,855 1780,825 1687,766 1641,736 1594,707 1455,618 1409,588 1379,630 1345,669 1307,703 1266,734 1222,760 1175,782 1127,799 1077,810 1026,816 974,817 922,813 872,803 822,788 775,768 730,744 688,714 649,681 614,644 582,603 555,559 533,513 516,465 504,415 497,364 495,312 498,260 507,210">
            <text:p/>
          </draw:polygon>
          <draw:polygon draw:style-name="gr9" draw:text-style-name="P4" draw:layer="layout" svg:width="0.514cm" svg:height="0.355cm" svg:x="5.17cm" svg:y="3.682cm" svg:viewBox="0 0 515 356" draw:points="515,259 327,144 280,115 233,86 91,0 64,47 40,95 19,144 0,195 52,213 104,231 157,249 209,267 261,285 313,303 365,321 417,339 469,356 490,307">
            <text:p/>
          </draw:polygon>
          <draw:polygon draw:style-name="gr10" draw:text-style-name="P9" draw:layer="layout" svg:width="0.514cm" svg:height="0.355cm" svg:x="5.17cm" svg:y="3.682cm" svg:viewBox="0 0 515 356" draw:points="515,259 327,144 280,115 233,86 91,0 64,47 40,95 19,144 0,195 52,213 104,231 157,249 209,267 261,285 313,303 365,321 417,339 469,356 490,307">
            <text:p/>
          </draw:polygon>
          <draw:polygon draw:style-name="gr6" draw:text-style-name="P5" draw:layer="layout" svg:width="0.818cm" svg:height="0.731cm" svg:x="5.261cm" svg:y="3.209cm" svg:viewBox="0 0 819 732" draw:points="819,495 816,440 813,385 810,330 807,275 804,220 801,165 798,110 792,0 741,4 691,11 642,20 593,31 544,46 497,62 450,81 404,103 360,126 315,152 274,180 233,211 194,243 157,278 122,314 88,352 57,391 27,432 0,474 141,560 188,589 235,618 424,732 454,688 489,648 528,611 570,579 616,552 664,530 715,513 767,501">
            <text:p/>
          </draw:polygon>
          <draw:polygon draw:style-name="gr11" draw:text-style-name="P6" draw:layer="layout" svg:width="0.055cm" svg:height="0.496cm" svg:x="6.052cm" svg:y="3.207cm" svg:viewBox="0 0 56 497" draw:points="56,497 56,0 0,2 7,112 10,167 13,222 16,276 19,331 22,386 25,442 28,497">
            <text:p/>
          </draw:polygon>
          <draw:polygon draw:style-name="gr10" draw:text-style-name="P9" draw:layer="layout" svg:width="0.055cm" svg:height="0.496cm" svg:x="6.052cm" svg:y="3.207cm" svg:viewBox="0 0 56 497" draw:points="56,497 56,0 0,2 7,112 10,167 13,222 16,276 19,331 22,386 25,442 28,497">
            <text:p/>
          </draw:polygon>
          <draw:frame draw:style-name="gr8" draw:text-style-name="P8" draw:layer="layout" svg:width="0.468cm" svg:height="0.234cm" svg:x="4.161cm" svg:y="3.882cm">
            <draw:text-box>
              <text:p text:style-name="P7"><text:span text:style-name="T2">40%</text:span></text:p>
            </draw:text-box>
          </draw:frame>
          <draw:frame draw:style-name="gr8" draw:text-style-name="P8" draw:layer="layout" svg:width="0.468cm" svg:height="0.234cm" svg:x="6.454cm" svg:y="3.627cm">
            <draw:text-box>
              <text:p text:style-name="P7"><text:span text:style-name="T1">28%</text:span></text:p>
            </draw:text-box>
          </draw:frame>
          <draw:frame draw:style-name="gr8" draw:text-style-name="P8" draw:layer="layout" svg:width="0.468cm" svg:height="0.234cm" svg:x="6.449cm" svg:y="3.62cm">
            <draw:text-box>
              <text:p text:style-name="P7"><text:span text:style-name="T1">28%</text:span></text:p>
            </draw:text-box>
          </draw:frame>
          <draw:frame draw:style-name="gr8" draw:text-style-name="P8" draw:layer="layout" svg:width="0.468cm" svg:height="0.234cm" svg:x="6.441cm" svg:y="3.615cm">
            <draw:text-box>
              <text:p text:style-name="P7"><text:span text:style-name="T1">28%</text:span></text:p>
            </draw:text-box>
          </draw:frame>
          <draw:frame draw:style-name="gr8" draw:text-style-name="P8" draw:layer="layout" svg:width="0.468cm" svg:height="0.234cm" svg:x="6.433cm" svg:y="3.613cm">
            <draw:text-box>
              <text:p text:style-name="P7"><text:span text:style-name="T1">28%</text:span></text:p>
            </draw:text-box>
          </draw:frame>
          <draw:frame draw:style-name="gr8" draw:text-style-name="P8" draw:layer="layout" svg:width="0.468cm" svg:height="0.234cm" svg:x="6.424cm" svg:y="3.615cm">
            <draw:text-box>
              <text:p text:style-name="P7"><text:span text:style-name="T1">28%</text:span></text:p>
            </draw:text-box>
          </draw:frame>
          <draw:frame draw:style-name="gr8" draw:text-style-name="P8" draw:layer="layout" svg:width="0.468cm" svg:height="0.234cm" svg:x="6.416cm" svg:y="3.62cm">
            <draw:text-box>
              <text:p text:style-name="P7"><text:span text:style-name="T1">28%</text:span></text:p>
            </draw:text-box>
          </draw:frame>
          <draw:frame draw:style-name="gr8" draw:text-style-name="P8" draw:layer="layout" svg:width="0.468cm" svg:height="0.234cm" svg:x="6.411cm" svg:y="3.627cm">
            <draw:text-box>
              <text:p text:style-name="P7"><text:span text:style-name="T1">28%</text:span></text:p>
            </draw:text-box>
          </draw:frame>
          <draw:frame draw:style-name="gr8" draw:text-style-name="P8" draw:layer="layout" svg:width="0.468cm" svg:height="0.234cm" svg:x="6.41cm" svg:y="3.636cm">
            <draw:text-box>
              <text:p text:style-name="P7"><text:span text:style-name="T1">28%</text:span></text:p>
            </draw:text-box>
          </draw:frame>
          <draw:frame draw:style-name="gr8" draw:text-style-name="P8" draw:layer="layout" svg:width="0.468cm" svg:height="0.234cm" svg:x="6.411cm" svg:y="3.644cm">
            <draw:text-box>
              <text:p text:style-name="P7"><text:span text:style-name="T1">28%</text:span></text:p>
            </draw:text-box>
          </draw:frame>
          <draw:frame draw:style-name="gr8" draw:text-style-name="P8" draw:layer="layout" svg:width="0.468cm" svg:height="0.234cm" svg:x="6.416cm" svg:y="3.652cm">
            <draw:text-box>
              <text:p text:style-name="P7"><text:span text:style-name="T1">28%</text:span></text:p>
            </draw:text-box>
          </draw:frame>
          <draw:frame draw:style-name="gr8" draw:text-style-name="P8" draw:layer="layout" svg:width="0.468cm" svg:height="0.234cm" svg:x="6.424cm" svg:y="3.657cm">
            <draw:text-box>
              <text:p text:style-name="P7"><text:span text:style-name="T1">28%</text:span></text:p>
            </draw:text-box>
          </draw:frame>
          <draw:frame draw:style-name="gr8" draw:text-style-name="P8" draw:layer="layout" svg:width="0.468cm" svg:height="0.234cm" svg:x="6.433cm" svg:y="3.659cm">
            <draw:text-box>
              <text:p text:style-name="P7"><text:span text:style-name="T1">28%</text:span></text:p>
            </draw:text-box>
          </draw:frame>
          <draw:frame draw:style-name="gr8" draw:text-style-name="P8" draw:layer="layout" svg:width="0.468cm" svg:height="0.234cm" svg:x="6.441cm" svg:y="3.657cm">
            <draw:text-box>
              <text:p text:style-name="P7"><text:span text:style-name="T1">28%</text:span></text:p>
            </draw:text-box>
          </draw:frame>
          <draw:frame draw:style-name="gr8" draw:text-style-name="P8" draw:layer="layout" svg:width="0.468cm" svg:height="0.234cm" svg:x="6.449cm" svg:y="3.652cm">
            <draw:text-box>
              <text:p text:style-name="P7"><text:span text:style-name="T1">28%</text:span></text:p>
            </draw:text-box>
          </draw:frame>
          <draw:frame draw:style-name="gr8" draw:text-style-name="P8" draw:layer="layout" svg:width="0.468cm" svg:height="0.234cm" svg:x="6.454cm" svg:y="3.644cm">
            <draw:text-box>
              <text:p text:style-name="P7"><text:span text:style-name="T1">28%</text:span></text:p>
            </draw:text-box>
          </draw:frame>
          <draw:frame draw:style-name="gr8" draw:text-style-name="P8" draw:layer="layout" svg:width="0.468cm" svg:height="0.234cm" svg:x="6.455cm" svg:y="3.636cm">
            <draw:text-box>
              <text:p text:style-name="P7"><text:span text:style-name="T1">28%</text:span></text:p>
            </draw:text-box>
          </draw:frame>
          <draw:polygon draw:style-name="gr2" draw:text-style-name="P1" draw:layer="layout" svg:width="0.562cm" svg:height="0.583cm" svg:x="8.515cm" svg:y="3.207cm" svg:viewBox="0 0 563 584" draw:points="282,584 313,539 344,493 375,448 407,403 469,311 500,266 531,220 563,175 517,145 470,118 422,94 372,72 321,53 269,37 216,24 163,14 109,6 55,2 0,0 0,497 60,500 119,511 176,529 231,553">
            <text:p/>
          </draw:polygon>
          <draw:polygon draw:style-name="gr3" draw:text-style-name="P2" draw:layer="layout" svg:width="0.593cm" svg:height="0.583cm" svg:x="8.796cm" svg:y="3.382cm" svg:viewBox="0 0 594 584" draw:points="156,584 204,558 253,532 350,480 399,454 496,402 545,376 594,350 568,305 539,261 509,218 476,177 441,138 404,99 364,64 323,31 281,0 249,45 218,91 187,136 125,228 93,273 62,318 31,364 0,409 46,445 88,487 125,533">
            <text:p/>
          </draw:polygon>
          <draw:polygon draw:style-name="gr4" draw:text-style-name="P3" draw:layer="layout" svg:width="1.981cm" svg:height="1.458cm" svg:x="7.524cm" svg:y="3.731cm" svg:viewBox="0 0 1982 1459" draw:points="518,320 466,304 413,287 360,271 307,255 255,238 202,222 150,206 97,189 44,173 31,222 19,271 11,321 4,371 1,422 0,472 1,523 5,573 12,624 21,673 33,722 48,771 64,820 83,867 105,912 129,957 155,1000 183,1042 214,1083 246,1122 280,1159 317,1194 355,1228 394,1259 436,1289 479,1316 523,1341 568,1364 614,1384 662,1402 710,1418 759,1431 808,1442 858,1450 908,1455 959,1458 1009,1459 1060,1456 1110,1452 1160,1444 1210,1434 1259,1422 1308,1407 1355,1390 1402,1370 1447,1348 1491,1323 1534,1297 1576,1268 1616,1237 1655,1204 1691,1169 1726,1133 1759,1094 1790,1054 1819,1013 1846,970 1870,926 1893,880 1912,834 1930,785 1945,737 1958,688 1967,638 1975,588 1980,538 1982,487 1982,437 1979,386 1974,336 1966,286 1955,236 1942,187 1927,139 1909,92 1888,46 1866,0 1817,26 1768,52 1671,104 1623,130 1526,182 1477,208 1429,234 1450,280 1467,328 1479,378 1486,429 1487,480 1483,531 1473,582 1459,631 1440,678 1415,724 1386,766 1354,805 1317,842 1276,873 1233,901 1187,923 1139,941 1089,954 1038,961 987,963 936,960 886,952 836,938 788,920 743,896 700,868 660,836 624,799 591,759 563,716 540,671 521,623 508,573 499,523 496,472 498,420 506,370">
            <text:p/>
          </draw:polygon>
          <draw:polygon draw:style-name="gr5" draw:text-style-name="P4" draw:layer="layout" svg:width="0.574cm" svg:height="0.506cm" svg:x="7.568cm" svg:y="3.545cm" svg:viewBox="0 0 575 507" draw:points="575,328 492,255 451,219 409,182 368,146 327,109 285,73 244,36 202,0 169,40 138,82 110,125 83,170 58,216 36,263 17,311 0,360 53,376 107,393 159,409 212,425 264,442 317,458 369,474 422,491 474,507 492,458 515,412 543,368">
            <text:p/>
          </draw:polygon>
          <draw:polygon draw:style-name="gr6" draw:text-style-name="P5" draw:layer="layout" svg:width="0.697cm" svg:height="0.66cm" svg:x="7.769cm" svg:y="3.212cm" svg:viewBox="0 0 698 661" draw:points="698,493 693,438 688,383 682,329 672,219 666,164 661,109 656,55 650,0 597,6 545,16 493,28 442,43 391,61 342,82 294,105 247,130 202,158 158,189 116,222 76,257 37,294 0,333 42,369 84,406 126,442 167,478 208,514 250,551 291,587 374,661 411,621 452,587 497,558 544,534 594,515 646,501">
            <text:p/>
          </draw:polygon>
          <draw:polygon draw:style-name="gr7" draw:text-style-name="P6" draw:layer="layout" svg:width="0.097cm" svg:height="0.498cm" svg:x="8.418cm" svg:y="3.207cm" svg:viewBox="0 0 98 499" draw:points="98,497 98,0 0,5 6,60 11,114 16,169 22,224 32,334 38,388 43,444 48,499">
            <text:p/>
          </draw:polygon>
          <draw:frame draw:style-name="gr8" draw:text-style-name="P8" draw:layer="layout" svg:width="0.468cm" svg:height="0.234cm" svg:x="6.433cm" svg:y="3.636cm">
            <draw:text-box>
              <text:p text:style-name="P7"><text:span text:style-name="T2">28%</text:span></text:p>
            </draw:text-box>
          </draw:frame>
          <draw:frame draw:style-name="gr8" draw:text-style-name="P8" draw:layer="layout" svg:width="0.468cm" svg:height="0.234cm" svg:x="8.51cm" svg:y="3.392cm">
            <draw:text-box>
              <text:p text:style-name="P7"><text:span text:style-name="T1">10%</text:span></text:p>
            </draw:text-box>
          </draw:frame>
          <draw:frame draw:style-name="gr8" draw:text-style-name="P8" draw:layer="layout" svg:width="0.468cm" svg:height="0.234cm" svg:x="8.505cm" svg:y="3.384cm">
            <draw:text-box>
              <text:p text:style-name="P7"><text:span text:style-name="T1">10%</text:span></text:p>
            </draw:text-box>
          </draw:frame>
          <draw:frame draw:style-name="gr8" draw:text-style-name="P8" draw:layer="layout" svg:width="0.468cm" svg:height="0.234cm" svg:x="8.498cm" svg:y="3.379cm">
            <draw:text-box>
              <text:p text:style-name="P7"><text:span text:style-name="T1">10%</text:span></text:p>
            </draw:text-box>
          </draw:frame>
          <draw:frame draw:style-name="gr8" draw:text-style-name="P8" draw:layer="layout" svg:width="0.468cm" svg:height="0.234cm" svg:x="8.489cm" svg:y="3.378cm">
            <draw:text-box>
              <text:p text:style-name="P7"><text:span text:style-name="T1">10%</text:span></text:p>
            </draw:text-box>
          </draw:frame>
          <draw:frame draw:style-name="gr8" draw:text-style-name="P8" draw:layer="layout" svg:width="0.468cm" svg:height="0.234cm" svg:x="8.48cm" svg:y="3.379cm">
            <draw:text-box>
              <text:p text:style-name="P7"><text:span text:style-name="T1">10%</text:span></text:p>
            </draw:text-box>
          </draw:frame>
          <draw:frame draw:style-name="gr8" draw:text-style-name="P8" draw:layer="layout" svg:width="0.468cm" svg:height="0.234cm" svg:x="8.473cm" svg:y="3.384cm">
            <draw:text-box>
              <text:p text:style-name="P7"><text:span text:style-name="T1">10%</text:span></text:p>
            </draw:text-box>
          </draw:frame>
          <draw:frame draw:style-name="gr8" draw:text-style-name="P8" draw:layer="layout" svg:width="0.468cm" svg:height="0.234cm" svg:x="8.468cm" svg:y="3.392cm">
            <draw:text-box>
              <text:p text:style-name="P7"><text:span text:style-name="T1">10%</text:span></text:p>
            </draw:text-box>
          </draw:frame>
          <draw:frame draw:style-name="gr8" draw:text-style-name="P8" draw:layer="layout" svg:width="0.468cm" svg:height="0.234cm" svg:x="8.466cm" svg:y="3.401cm">
            <draw:text-box>
              <text:p text:style-name="P7"><text:span text:style-name="T1">10%</text:span></text:p>
            </draw:text-box>
          </draw:frame>
          <draw:frame draw:style-name="gr8" draw:text-style-name="P8" draw:layer="layout" svg:width="0.468cm" svg:height="0.234cm" svg:x="8.468cm" svg:y="3.41cm">
            <draw:text-box>
              <text:p text:style-name="P7"><text:span text:style-name="T1">10%</text:span></text:p>
            </draw:text-box>
          </draw:frame>
          <draw:frame draw:style-name="gr8" draw:text-style-name="P8" draw:layer="layout" svg:width="0.468cm" svg:height="0.234cm" svg:x="8.473cm" svg:y="3.417cm">
            <draw:text-box>
              <text:p text:style-name="P7"><text:span text:style-name="T1">10%</text:span></text:p>
            </draw:text-box>
          </draw:frame>
          <draw:frame draw:style-name="gr8" draw:text-style-name="P8" draw:layer="layout" svg:width="0.468cm" svg:height="0.234cm" svg:x="8.48cm" svg:y="3.422cm">
            <draw:text-box>
              <text:p text:style-name="P7"><text:span text:style-name="T1">10%</text:span></text:p>
            </draw:text-box>
          </draw:frame>
          <draw:frame draw:style-name="gr8" draw:text-style-name="P8" draw:layer="layout" svg:width="0.468cm" svg:height="0.234cm" svg:x="8.489cm" svg:y="3.424cm">
            <draw:text-box>
              <text:p text:style-name="P7"><text:span text:style-name="T1">10%</text:span></text:p>
            </draw:text-box>
          </draw:frame>
          <draw:frame draw:style-name="gr8" draw:text-style-name="P8" draw:layer="layout" svg:width="0.468cm" svg:height="0.234cm" svg:x="8.498cm" svg:y="3.422cm">
            <draw:text-box>
              <text:p text:style-name="P7"><text:span text:style-name="T1">10%</text:span></text:p>
            </draw:text-box>
          </draw:frame>
          <draw:frame draw:style-name="gr8" draw:text-style-name="P8" draw:layer="layout" svg:width="0.468cm" svg:height="0.234cm" svg:x="8.505cm" svg:y="3.417cm">
            <draw:text-box>
              <text:p text:style-name="P7"><text:span text:style-name="T1">10%</text:span></text:p>
            </draw:text-box>
          </draw:frame>
          <draw:frame draw:style-name="gr8" draw:text-style-name="P8" draw:layer="layout" svg:width="0.468cm" svg:height="0.234cm" svg:x="8.51cm" svg:y="3.41cm">
            <draw:text-box>
              <text:p text:style-name="P7"><text:span text:style-name="T1">10%</text:span></text:p>
            </draw:text-box>
          </draw:frame>
          <draw:frame draw:style-name="gr8" draw:text-style-name="P8" draw:layer="layout" svg:width="0.468cm" svg:height="0.234cm" svg:x="8.512cm" svg:y="3.401cm">
            <draw:text-box>
              <text:p text:style-name="P7"><text:span text:style-name="T1">10%</text:span></text:p>
            </draw:text-box>
          </draw:frame>
          <draw:polygon draw:style-name="gr2" draw:text-style-name="P1" draw:layer="layout" svg:width="0.991cm" svg:height="1.723cm" svg:x="10.922cm" svg:y="3.207cm" svg:viewBox="0 0 992 1724" draw:points="334,1358 371,1399 408,1439 445,1480 556,1602 594,1643 669,1724 705,1689 740,1652 773,1613 803,1573 832,1531 859,1488 883,1444 905,1398 924,1351 941,1304 956,1255 968,1206 978,1157 985,1106 990,1056 992,1005 991,955 988,904 982,854 974,804 963,755 950,706 934,658 916,611 895,564 872,519 846,475 819,433 789,392 758,352 724,314 688,278 650,243 611,211 570,181 528,153 485,127 440,103 394,82 347,63 299,46 250,32 201,21 151,12 101,5 51,2 0,0 0,497 52,499 103,507 153,521 201,539 247,563 291,591 331,623 367,660 400,700 428,743 452,789 471,837 484,887 493,938 495,990 493,1042 485,1093 472,1143 454,1191 430,1237 403,1281 370,1321">
            <text:p/>
          </draw:polygon>
          <draw:polygon draw:style-name="gr3" draw:text-style-name="P2" draw:layer="layout" svg:width="0.737cm" svg:height="0.625cm" svg:x="10.853cm" svg:y="4.564cm" svg:viewBox="0 0 738 626" draw:points="35,128 31,183 27,238 23,293 19,348 15,404 8,513 4,568 0,623 53,626 107,625 160,622 213,615 266,606 318,594 369,579 420,562 469,541 518,518 565,493 611,465 655,435 697,402 738,366 664,285 626,244 515,122 478,81 440,41 403,0 358,36 310,67 259,92 205,111 149,123 92,129">
            <text:p/>
          </draw:polygon>
          <draw:polygon draw:style-name="gr4" draw:text-style-name="P3" draw:layer="layout" svg:width="0.957cm" svg:height="1.123cm" svg:x="9.931cm" svg:y="4.063cm" svg:viewBox="0 0 958 1124" draw:points="501,67 392,53 338,45 283,38 229,30 174,23 119,15 9,0 4,50 1,101 0,152 3,202 7,253 15,303 24,353 37,402 52,450 69,498 89,545 111,590 136,635 162,678 192,720 223,760 256,799 291,836 328,871 366,904 406,935 448,964 491,991 535,1015 581,1037 628,1057 675,1075 724,1090 773,1102 822,1112 873,1119 923,1124 927,1069 931,1014 938,905 942,850 946,795 950,739 954,684 958,629 907,623 858,612 810,596 764,575 720,549 679,519 641,485 608,447 578,406 552,363 531,316 515,268 504,219 498,169 497,118">
            <text:p/>
          </draw:polygon>
          <draw:polygon draw:style-name="gr5" draw:text-style-name="P4" draw:layer="layout" svg:width="0.695cm" svg:height="0.739cm" svg:x="9.94cm" svg:y="3.391cm" svg:viewBox="0 0 696 740" draw:points="696,404 600,270 568,225 503,136 471,90 439,45 407,0 367,30 328,63 291,98 256,134 222,172 191,212 162,253 134,295 109,339 87,384 66,430 48,477 32,525 19,574 9,623 0,673 110,688 164,696 219,703 273,711 328,718 382,726 491,740 501,691 515,643 535,596 559,552 588,510 620,471 656,436">
            <text:p/>
          </draw:polygon>
          <draw:polygon draw:style-name="gr12" draw:text-style-name="P5" draw:layer="layout" svg:width="0.506cm" svg:height="0.577cm" svg:x="10.347cm" svg:y="3.217cm" svg:viewBox="0 0 507 578" draw:points="507,492 499,437 491,383 483,328 476,273 468,218 460,164 453,109 445,55 437,0 385,9 334,20 283,35 232,51 183,71 136,93 89,118 44,145 0,174 32,219 64,264 96,310 160,399 192,444 289,578 339,547 392,522 449,503">
            <text:p/>
          </draw:polygon>
          <draw:polygon draw:style-name="gr10" draw:text-style-name="P9" draw:layer="layout" svg:width="0.506cm" svg:height="0.577cm" svg:x="10.347cm" svg:y="3.217cm" svg:viewBox="0 0 507 578" draw:points="507,492 499,437 491,383 483,328 476,273 468,218 460,164 453,109 445,55 437,0 385,9 334,20 283,35 232,51 183,71 136,93 89,118 44,145 0,174 32,219 64,264 96,310 160,399 192,444 289,578 339,547 392,522 449,503">
            <text:p/>
          </draw:polygon>
          <draw:polygon draw:style-name="gr7" draw:text-style-name="P6" draw:layer="layout" svg:width="0.139cm" svg:height="0.501cm" svg:x="10.783cm" svg:y="3.207cm" svg:viewBox="0 0 140 502" draw:points="140,497 140,0 70,3 0,10 8,65 17,119 24,174 32,228 40,283 47,337 55,392 63,447 71,502">
            <text:p/>
          </draw:polygon>
          <draw:frame draw:style-name="gr8" draw:text-style-name="P8" draw:layer="layout" svg:width="0.468cm" svg:height="0.234cm" svg:x="8.489cm" svg:y="3.401cm">
            <draw:text-box>
              <text:p text:style-name="P7"><text:span text:style-name="T2">10%</text:span></text:p>
            </draw:text-box>
          </draw:frame>
          <draw:frame draw:style-name="gr8" draw:text-style-name="P8" draw:layer="layout" svg:width="0.468cm" svg:height="0.234cm" svg:x="11.39cm" svg:y="3.833cm">
            <draw:text-box>
              <text:p text:style-name="P7"><text:span text:style-name="T1">38%</text:span></text:p>
            </draw:text-box>
          </draw:frame>
          <draw:frame draw:style-name="gr8" draw:text-style-name="P8" draw:layer="layout" svg:width="0.468cm" svg:height="0.234cm" svg:x="11.385cm" svg:y="3.826cm">
            <draw:text-box>
              <text:p text:style-name="P7"><text:span text:style-name="T1">38%</text:span></text:p>
            </draw:text-box>
          </draw:frame>
          <draw:frame draw:style-name="gr8" draw:text-style-name="P8" draw:layer="layout" svg:width="0.468cm" svg:height="0.234cm" svg:x="11.377cm" svg:y="3.821cm">
            <draw:text-box>
              <text:p text:style-name="P7"><text:span text:style-name="T1">38%</text:span></text:p>
            </draw:text-box>
          </draw:frame>
          <draw:frame draw:style-name="gr8" draw:text-style-name="P8" draw:layer="layout" svg:width="0.468cm" svg:height="0.234cm" svg:x="11.368cm" svg:y="3.819cm">
            <draw:text-box>
              <text:p text:style-name="P7"><text:span text:style-name="T1">38%</text:span></text:p>
            </draw:text-box>
          </draw:frame>
          <draw:frame draw:style-name="gr8" draw:text-style-name="P8" draw:layer="layout" svg:width="0.468cm" svg:height="0.234cm" svg:x="11.36cm" svg:y="3.821cm">
            <draw:text-box>
              <text:p text:style-name="P7"><text:span text:style-name="T1">38%</text:span></text:p>
            </draw:text-box>
          </draw:frame>
          <draw:frame draw:style-name="gr8" draw:text-style-name="P8" draw:layer="layout" svg:width="0.468cm" svg:height="0.234cm" svg:x="11.352cm" svg:y="3.826cm">
            <draw:text-box>
              <text:p text:style-name="P7"><text:span text:style-name="T1">38%</text:span></text:p>
            </draw:text-box>
          </draw:frame>
          <draw:frame draw:style-name="gr8" draw:text-style-name="P8" draw:layer="layout" svg:width="0.468cm" svg:height="0.234cm" svg:x="11.347cm" svg:y="3.833cm">
            <draw:text-box>
              <text:p text:style-name="P7"><text:span text:style-name="T1">38%</text:span></text:p>
            </draw:text-box>
          </draw:frame>
          <draw:frame draw:style-name="gr8" draw:text-style-name="P8" draw:layer="layout" svg:width="0.468cm" svg:height="0.234cm" svg:x="11.346cm" svg:y="3.842cm">
            <draw:text-box>
              <text:p text:style-name="P7"><text:span text:style-name="T1">38%</text:span></text:p>
            </draw:text-box>
          </draw:frame>
          <draw:frame draw:style-name="gr8" draw:text-style-name="P8" draw:layer="layout" svg:width="0.468cm" svg:height="0.234cm" svg:x="11.347cm" svg:y="3.851cm">
            <draw:text-box>
              <text:p text:style-name="P7"><text:span text:style-name="T1">38%</text:span></text:p>
            </draw:text-box>
          </draw:frame>
          <draw:frame draw:style-name="gr8" draw:text-style-name="P8" draw:layer="layout" svg:width="0.468cm" svg:height="0.234cm" svg:x="11.352cm" svg:y="3.858cm">
            <draw:text-box>
              <text:p text:style-name="P7"><text:span text:style-name="T1">38%</text:span></text:p>
            </draw:text-box>
          </draw:frame>
          <draw:frame draw:style-name="gr8" draw:text-style-name="P8" draw:layer="layout" svg:width="0.468cm" svg:height="0.234cm" svg:x="11.36cm" svg:y="3.863cm">
            <draw:text-box>
              <text:p text:style-name="P7"><text:span text:style-name="T1">38%</text:span></text:p>
            </draw:text-box>
          </draw:frame>
          <draw:frame draw:style-name="gr8" draw:text-style-name="P8" draw:layer="layout" svg:width="0.468cm" svg:height="0.234cm" svg:x="11.368cm" svg:y="3.865cm">
            <draw:text-box>
              <text:p text:style-name="P7"><text:span text:style-name="T1">38%</text:span></text:p>
            </draw:text-box>
          </draw:frame>
          <draw:frame draw:style-name="gr8" draw:text-style-name="P8" draw:layer="layout" svg:width="0.468cm" svg:height="0.234cm" svg:x="11.377cm" svg:y="3.863cm">
            <draw:text-box>
              <text:p text:style-name="P7"><text:span text:style-name="T1">38%</text:span></text:p>
            </draw:text-box>
          </draw:frame>
          <draw:frame draw:style-name="gr8" draw:text-style-name="P8" draw:layer="layout" svg:width="0.468cm" svg:height="0.234cm" svg:x="11.385cm" svg:y="3.858cm">
            <draw:text-box>
              <text:p text:style-name="P7"><text:span text:style-name="T1">38%</text:span></text:p>
            </draw:text-box>
          </draw:frame>
          <draw:frame draw:style-name="gr8" draw:text-style-name="P8" draw:layer="layout" svg:width="0.468cm" svg:height="0.234cm" svg:x="11.39cm" svg:y="3.851cm">
            <draw:text-box>
              <text:p text:style-name="P7"><text:span text:style-name="T1">38%</text:span></text:p>
            </draw:text-box>
          </draw:frame>
          <draw:frame draw:style-name="gr8" draw:text-style-name="P8" draw:layer="layout" svg:width="0.468cm" svg:height="0.234cm" svg:x="11.391cm" svg:y="3.842cm">
            <draw:text-box>
              <text:p text:style-name="P7"><text:span text:style-name="T1">38%</text:span></text:p>
            </draw:text-box>
          </draw:frame>
          <draw:frame draw:style-name="gr8" draw:text-style-name="P8" draw:layer="layout" svg:width="0.468cm" svg:height="0.234cm" svg:x="11.368cm" svg:y="3.842cm">
            <draw:text-box>
              <text:p text:style-name="P7"><text:span text:style-name="T2">38%</text:span></text:p>
            </draw:text-box>
          </draw:frame>
          <draw:frame draw:style-name="gr13" draw:text-style-name="P10" draw:layer="layout" svg:width="1.994cm" svg:height="0.31cm" svg:x="0.287cm" svg:y="2.8cm">
            <draw:text-box>
              <text:p text:style-name="P7"><text:span text:style-name="T3">Mediterranean</text:span></text:p>
            </draw:text-box>
          </draw:frame>
          <draw:frame draw:style-name="gr13" draw:text-style-name="P11" draw:layer="layout" svg:width="1.015cm" svg:height="0.31cm" svg:x="3.206cm" svg:y="2.8cm">
            <draw:text-box>
              <text:p text:style-name="P7"><text:span text:style-name="T3">Atlantic</text:span></text:p>
            </draw:text-box>
          </draw:frame>
          <draw:frame draw:style-name="gr13" draw:text-style-name="P11" draw:layer="layout" svg:width="1.565cm" svg:height="0.31cm" svg:x="5.332cm" svg:y="2.8cm">
            <draw:text-box>
              <text:p text:style-name="P7"><text:span text:style-name="T3">Continental</text:span></text:p>
            </draw:text-box>
          </draw:frame>
          <draw:frame draw:style-name="gr13" draw:text-style-name="P11" draw:layer="layout" svg:width="0.861cm" svg:height="0.31cm" svg:x="8.074cm" svg:y="2.8cm">
            <draw:text-box>
              <text:p text:style-name="P7"><text:span text:style-name="T3">Alpine</text:span></text:p>
            </draw:text-box>
          </draw:frame>
          <draw:frame draw:style-name="gr13" draw:text-style-name="P11" draw:layer="layout" svg:width="0.895cm" svg:height="0.31cm" svg:x="10.464cm" svg:y="2.8cm">
            <draw:text-box>
              <text:p text:style-name="P7"><text:span text:style-name="T3">Boreal</text:span></text:p>
            </draw:text-box>
          </draw:frame>
        </draw:g>
        <draw:g draw:style-name="gr1">
          <draw:polygon draw:style-name="gr2" draw:text-style-name="P1" draw:layer="layout" svg:width="2.362cm" svg:height="0.316cm" svg:x="0.262cm" svg:y="0.96cm" svg:viewBox="0 0 2363 317" draw:points="0,0 2363,0 2363,317 0,317">
            <text:p/>
          </draw:polygon>
          <draw:polygon draw:style-name="gr3" draw:text-style-name="P2" draw:layer="layout" svg:width="0.477cm" svg:height="0.316cm" svg:x="2.75cm" svg:y="0.96cm" svg:viewBox="0 0 478 317" draw:points="0,0 478,0 478,317 0,317">
            <text:p/>
          </draw:polygon>
          <draw:polygon draw:style-name="gr4" draw:text-style-name="P3" draw:layer="layout" svg:width="2.302cm" svg:height="0.316cm" svg:x="3.353cm" svg:y="0.96cm" svg:viewBox="0 0 2303 317" draw:points="0,0 2303,0 2303,317 0,317">
            <text:p/>
          </draw:polygon>
          <draw:polygon draw:style-name="gr5" draw:text-style-name="P4" draw:layer="layout" svg:width="0.331cm" svg:height="0.316cm" svg:x="5.655cm" svg:y="0.96cm" svg:viewBox="0 0 332 317" draw:points="0,0 332,0 332,317 0,317">
            <text:p/>
          </draw:polygon>
          <draw:polygon draw:style-name="gr6" draw:text-style-name="P5" draw:layer="layout" svg:width="0.756cm" svg:height="0.316cm" svg:x="5.986cm" svg:y="0.96cm" svg:viewBox="0 0 757 317" draw:points="0,0 757,0 757,317 0,317">
            <text:p/>
          </draw:polygon>
          <draw:polygon draw:style-name="gr7" draw:text-style-name="P6" draw:layer="layout" svg:width="0.069cm" svg:height="0.316cm" svg:x="6.868cm" svg:y="0.96cm" svg:viewBox="0 0 70 317" draw:points="0,0 70,0 70,317 0,317">
            <text:p/>
          </draw:polygon>
          <draw:line draw:style-name="gr14" draw:text-style-name="P9" draw:layer="layout" svg:x1="0.262cm" svg:y1="1.528cm" svg:x2="2.624cm" svg:y2="1.528cm">
            <text:p/>
          </draw:line>
          <draw:line draw:style-name="gr14" draw:text-style-name="P9" draw:layer="layout" svg:x1="0.262cm" svg:y1="1.528cm" svg:x2="0.262cm" svg:y2="1.402cm">
            <text:p/>
          </draw:line>
          <draw:line draw:style-name="gr14" draw:text-style-name="P9" draw:layer="layout" svg:x1="2.624cm" svg:y1="1.528cm" svg:x2="2.624cm" svg:y2="1.402cm">
            <text:p/>
          </draw:line>
          <draw:line draw:style-name="gr14" draw:text-style-name="P9" draw:layer="layout" svg:x1="3.353cm" svg:y1="1.528cm" svg:x2="6.742cm" svg:y2="1.528cm">
            <text:p/>
          </draw:line>
          <draw:line draw:style-name="gr14" draw:text-style-name="P9" draw:layer="layout" svg:x1="3.353cm" svg:y1="1.528cm" svg:x2="3.353cm" svg:y2="1.402cm">
            <text:p/>
          </draw:line>
          <draw:line draw:style-name="gr14" draw:text-style-name="P9" draw:layer="layout" svg:x1="6.742cm" svg:y1="1.528cm" svg:x2="6.742cm" svg:y2="1.402cm">
            <text:p/>
          </draw:line>
          <draw:frame draw:style-name="gr8" draw:text-style-name="P8" draw:layer="layout" svg:width="1.063cm" svg:height="0.234cm" svg:x="4.554cm" svg:y="1.694cm">
            <draw:text-box>
              <text:p text:style-name="P7"><text:span text:style-name="T4">Emissions</text:span></text:p>
            </draw:text-box>
          </draw:frame>
          <draw:frame draw:style-name="gr8" draw:text-style-name="P8" draw:layer="layout" svg:width="1.755cm" svg:height="0.234cm" svg:x="4.184cm" svg:y="1.946cm">
            <draw:text-box>
              <text:p text:style-name="P7"><text:span text:style-name="T4">+ climate models</text:span></text:p>
            </draw:text-box>
          </draw:frame>
          <draw:frame draw:style-name="gr8" draw:text-style-name="P8" draw:layer="layout" svg:width="1.878cm" svg:height="0.234cm" svg:x="0.526cm" svg:y="1.694cm">
            <draw:text-box>
              <text:p text:style-name="P7"><text:span text:style-name="T4">Ecological models</text:span></text:p>
            </draw:text-box>
          </draw:frame>
          <draw:frame draw:style-name="gr15" draw:text-style-name="P12" draw:layer="layout" svg:width="0.502cm" svg:height="0.251cm" svg:x="4.279cm" svg:y="0.782cm">
            <draw:text-box>
              <text:p text:style-name="P7"><text:span text:style-name="T5">37%</text:span></text:p>
            </draw:text-box>
          </draw:frame>
          <draw:frame draw:style-name="gr15" draw:text-style-name="P12" draw:layer="layout" svg:width="0.502cm" svg:height="0.251cm" svg:x="4.274cm" svg:y="0.775cm">
            <draw:text-box>
              <text:p text:style-name="P7"><text:span text:style-name="T5">37%</text:span></text:p>
            </draw:text-box>
          </draw:frame>
          <draw:frame draw:style-name="gr15" draw:text-style-name="P12" draw:layer="layout" svg:width="0.502cm" svg:height="0.251cm" svg:x="4.266cm" svg:y="0.77cm">
            <draw:text-box>
              <text:p text:style-name="P7"><text:span text:style-name="T5">37%</text:span></text:p>
            </draw:text-box>
          </draw:frame>
          <draw:frame draw:style-name="gr15" draw:text-style-name="P12" draw:layer="layout" svg:width="0.502cm" svg:height="0.251cm" svg:x="4.258cm" svg:y="0.768cm">
            <draw:text-box>
              <text:p text:style-name="P7"><text:span text:style-name="T5">37%</text:span></text:p>
            </draw:text-box>
          </draw:frame>
          <draw:frame draw:style-name="gr15" draw:text-style-name="P12" draw:layer="layout" svg:width="0.502cm" svg:height="0.251cm" svg:x="4.249cm" svg:y="0.77cm">
            <draw:text-box>
              <text:p text:style-name="P7"><text:span text:style-name="T5">37%</text:span></text:p>
            </draw:text-box>
          </draw:frame>
          <draw:frame draw:style-name="gr15" draw:text-style-name="P12" draw:layer="layout" svg:width="0.502cm" svg:height="0.251cm" svg:x="4.241cm" svg:y="0.775cm">
            <draw:text-box>
              <text:p text:style-name="P7"><text:span text:style-name="T5">37%</text:span></text:p>
            </draw:text-box>
          </draw:frame>
          <draw:frame draw:style-name="gr15" draw:text-style-name="P12" draw:layer="layout" svg:width="0.502cm" svg:height="0.251cm" svg:x="4.236cm" svg:y="0.782cm">
            <draw:text-box>
              <text:p text:style-name="P7"><text:span text:style-name="T5">37%</text:span></text:p>
            </draw:text-box>
          </draw:frame>
          <draw:frame draw:style-name="gr15" draw:text-style-name="P12" draw:layer="layout" svg:width="0.502cm" svg:height="0.251cm" svg:x="4.234cm" svg:y="0.791cm">
            <draw:text-box>
              <text:p text:style-name="P7"><text:span text:style-name="T5">37%</text:span></text:p>
            </draw:text-box>
          </draw:frame>
          <draw:frame draw:style-name="gr15" draw:text-style-name="P12" draw:layer="layout" svg:width="0.502cm" svg:height="0.251cm" svg:x="4.236cm" svg:y="0.8cm">
            <draw:text-box>
              <text:p text:style-name="P7"><text:span text:style-name="T5">37%</text:span></text:p>
            </draw:text-box>
          </draw:frame>
          <draw:frame draw:style-name="gr15" draw:text-style-name="P12" draw:layer="layout" svg:width="0.502cm" svg:height="0.251cm" svg:x="4.241cm" svg:y="0.808cm">
            <draw:text-box>
              <text:p text:style-name="P7"><text:span text:style-name="T5">37%</text:span></text:p>
            </draw:text-box>
          </draw:frame>
          <draw:frame draw:style-name="gr15" draw:text-style-name="P12" draw:layer="layout" svg:width="0.502cm" svg:height="0.251cm" svg:x="4.249cm" svg:y="0.813cm">
            <draw:text-box>
              <text:p text:style-name="P7"><text:span text:style-name="T5">37%</text:span></text:p>
            </draw:text-box>
          </draw:frame>
          <draw:frame draw:style-name="gr15" draw:text-style-name="P12" draw:layer="layout" svg:width="0.502cm" svg:height="0.251cm" svg:x="4.258cm" svg:y="0.814cm">
            <draw:text-box>
              <text:p text:style-name="P7"><text:span text:style-name="T5">37%</text:span></text:p>
            </draw:text-box>
          </draw:frame>
          <draw:frame draw:style-name="gr15" draw:text-style-name="P12" draw:layer="layout" svg:width="0.502cm" svg:height="0.251cm" svg:x="4.266cm" svg:y="0.813cm">
            <draw:text-box>
              <text:p text:style-name="P7"><text:span text:style-name="T5">37%</text:span></text:p>
            </draw:text-box>
          </draw:frame>
          <draw:frame draw:style-name="gr15" draw:text-style-name="P12" draw:layer="layout" svg:width="0.502cm" svg:height="0.251cm" svg:x="4.274cm" svg:y="0.808cm">
            <draw:text-box>
              <text:p text:style-name="P7"><text:span text:style-name="T5">37%</text:span></text:p>
            </draw:text-box>
          </draw:frame>
          <draw:frame draw:style-name="gr15" draw:text-style-name="P12" draw:layer="layout" svg:width="0.502cm" svg:height="0.251cm" svg:x="4.279cm" svg:y="0.8cm">
            <draw:text-box>
              <text:p text:style-name="P7"><text:span text:style-name="T5">37%</text:span></text:p>
            </draw:text-box>
          </draw:frame>
          <draw:frame draw:style-name="gr15" draw:text-style-name="P12" draw:layer="layout" svg:width="0.502cm" svg:height="0.251cm" svg:x="4.281cm" svg:y="0.791cm">
            <draw:text-box>
              <text:p text:style-name="P7"><text:span text:style-name="T5">37%</text:span></text:p>
            </draw:text-box>
          </draw:frame>
          <draw:frame draw:style-name="gr15" draw:text-style-name="P12" draw:layer="layout" svg:width="0.502cm" svg:height="0.251cm" svg:x="4.258cm" svg:y="0.791cm">
            <draw:text-box>
              <text:p text:style-name="P7"><text:span text:style-name="T6">37%</text:span></text:p>
            </draw:text-box>
          </draw:frame>
          <draw:frame draw:style-name="gr15" draw:text-style-name="P12" draw:layer="layout" svg:width="0.502cm" svg:height="0.251cm" svg:x="6.139cm" svg:y="0.782cm">
            <draw:text-box>
              <text:p text:style-name="P7"><text:span text:style-name="T7">12%</text:span></text:p>
            </draw:text-box>
          </draw:frame>
          <draw:frame draw:style-name="gr15" draw:text-style-name="P12" draw:layer="layout" svg:width="0.502cm" svg:height="0.251cm" svg:x="6.134cm" svg:y="0.775cm">
            <draw:text-box>
              <text:p text:style-name="P7"><text:span text:style-name="T7">12%</text:span></text:p>
            </draw:text-box>
          </draw:frame>
          <draw:frame draw:style-name="gr15" draw:text-style-name="P12" draw:layer="layout" svg:width="0.502cm" svg:height="0.251cm" svg:x="6.126cm" svg:y="0.77cm">
            <draw:text-box>
              <text:p text:style-name="P7"><text:span text:style-name="T7">12%</text:span></text:p>
            </draw:text-box>
          </draw:frame>
          <draw:frame draw:style-name="gr15" draw:text-style-name="P12" draw:layer="layout" svg:width="0.502cm" svg:height="0.251cm" svg:x="6.118cm" svg:y="0.768cm">
            <draw:text-box>
              <text:p text:style-name="P7"><text:span text:style-name="T7">12%</text:span></text:p>
            </draw:text-box>
          </draw:frame>
          <draw:frame draw:style-name="gr15" draw:text-style-name="P12" draw:layer="layout" svg:width="0.502cm" svg:height="0.251cm" svg:x="6.109cm" svg:y="0.77cm">
            <draw:text-box>
              <text:p text:style-name="P7"><text:span text:style-name="T7">12%</text:span></text:p>
            </draw:text-box>
          </draw:frame>
          <draw:frame draw:style-name="gr15" draw:text-style-name="P12" draw:layer="layout" svg:width="0.502cm" svg:height="0.251cm" svg:x="6.101cm" svg:y="0.775cm">
            <draw:text-box>
              <text:p text:style-name="P7"><text:span text:style-name="T7">12%</text:span></text:p>
            </draw:text-box>
          </draw:frame>
          <draw:frame draw:style-name="gr15" draw:text-style-name="P12" draw:layer="layout" svg:width="0.502cm" svg:height="0.251cm" svg:x="6.096cm" svg:y="0.782cm">
            <draw:text-box>
              <text:p text:style-name="P7"><text:span text:style-name="T7">12%</text:span></text:p>
            </draw:text-box>
          </draw:frame>
          <draw:frame draw:style-name="gr15" draw:text-style-name="P12" draw:layer="layout" svg:width="0.502cm" svg:height="0.251cm" svg:x="6.094cm" svg:y="0.791cm">
            <draw:text-box>
              <text:p text:style-name="P7"><text:span text:style-name="T7">12%</text:span></text:p>
            </draw:text-box>
          </draw:frame>
          <draw:frame draw:style-name="gr15" draw:text-style-name="P12" draw:layer="layout" svg:width="0.502cm" svg:height="0.251cm" svg:x="6.096cm" svg:y="0.8cm">
            <draw:text-box>
              <text:p text:style-name="P7"><text:span text:style-name="T7">12%</text:span></text:p>
            </draw:text-box>
          </draw:frame>
          <draw:frame draw:style-name="gr15" draw:text-style-name="P12" draw:layer="layout" svg:width="0.502cm" svg:height="0.251cm" svg:x="6.101cm" svg:y="0.808cm">
            <draw:text-box>
              <text:p text:style-name="P7"><text:span text:style-name="T7">12%</text:span></text:p>
            </draw:text-box>
          </draw:frame>
          <draw:frame draw:style-name="gr15" draw:text-style-name="P12" draw:layer="layout" svg:width="0.502cm" svg:height="0.251cm" svg:x="6.109cm" svg:y="0.813cm">
            <draw:text-box>
              <text:p text:style-name="P7"><text:span text:style-name="T7">12%</text:span></text:p>
            </draw:text-box>
          </draw:frame>
          <draw:frame draw:style-name="gr15" draw:text-style-name="P12" draw:layer="layout" svg:width="0.502cm" svg:height="0.251cm" svg:x="6.118cm" svg:y="0.814cm">
            <draw:text-box>
              <text:p text:style-name="P7"><text:span text:style-name="T7">12%</text:span></text:p>
            </draw:text-box>
          </draw:frame>
          <draw:frame draw:style-name="gr15" draw:text-style-name="P12" draw:layer="layout" svg:width="0.502cm" svg:height="0.251cm" svg:x="6.126cm" svg:y="0.813cm">
            <draw:text-box>
              <text:p text:style-name="P7"><text:span text:style-name="T7">12%</text:span></text:p>
            </draw:text-box>
          </draw:frame>
          <draw:frame draw:style-name="gr15" draw:text-style-name="P12" draw:layer="layout" svg:width="0.502cm" svg:height="0.251cm" svg:x="6.134cm" svg:y="0.808cm">
            <draw:text-box>
              <text:p text:style-name="P7"><text:span text:style-name="T7">12%</text:span></text:p>
            </draw:text-box>
          </draw:frame>
          <draw:frame draw:style-name="gr15" draw:text-style-name="P12" draw:layer="layout" svg:width="0.502cm" svg:height="0.251cm" svg:x="6.139cm" svg:y="0.8cm">
            <draw:text-box>
              <text:p text:style-name="P7"><text:span text:style-name="T7">12%</text:span></text:p>
            </draw:text-box>
          </draw:frame>
          <draw:frame draw:style-name="gr15" draw:text-style-name="P12" draw:layer="layout" svg:width="0.502cm" svg:height="0.251cm" svg:x="6.141cm" svg:y="0.791cm">
            <draw:text-box>
              <text:p text:style-name="P7"><text:span text:style-name="T7">12%</text:span></text:p>
            </draw:text-box>
          </draw:frame>
          <draw:frame draw:style-name="gr15" draw:text-style-name="P12" draw:layer="layout" svg:width="0.502cm" svg:height="0.251cm" svg:x="6.118cm" svg:y="0.791cm">
            <draw:text-box>
              <text:p text:style-name="P7"><text:span text:style-name="T6">12%</text:span></text:p>
            </draw:text-box>
          </draw:frame>
          <draw:frame draw:style-name="gr15" draw:text-style-name="P12" draw:layer="layout" svg:width="0.502cm" svg:height="0.251cm" svg:x="1.218cm" svg:y="0.782cm">
            <draw:text-box>
              <text:p text:style-name="P7"><text:span text:style-name="T8">38%</text:span></text:p>
            </draw:text-box>
          </draw:frame>
          <draw:frame draw:style-name="gr15" draw:text-style-name="P12" draw:layer="layout" svg:width="0.502cm" svg:height="0.251cm" svg:x="1.213cm" svg:y="0.775cm">
            <draw:text-box>
              <text:p text:style-name="P7"><text:span text:style-name="T8">38%</text:span></text:p>
            </draw:text-box>
          </draw:frame>
          <draw:frame draw:style-name="gr15" draw:text-style-name="P12" draw:layer="layout" svg:width="0.502cm" svg:height="0.251cm" svg:x="1.205cm" svg:y="0.77cm">
            <draw:text-box>
              <text:p text:style-name="P7"><text:span text:style-name="T8">38%</text:span></text:p>
            </draw:text-box>
          </draw:frame>
          <draw:frame draw:style-name="gr15" draw:text-style-name="P12" draw:layer="layout" svg:width="0.502cm" svg:height="0.251cm" svg:x="1.196cm" svg:y="0.768cm">
            <draw:text-box>
              <text:p text:style-name="P7"><text:span text:style-name="T8">38%</text:span></text:p>
            </draw:text-box>
          </draw:frame>
          <draw:frame draw:style-name="gr15" draw:text-style-name="P12" draw:layer="layout" svg:width="0.502cm" svg:height="0.251cm" svg:x="1.187cm" svg:y="0.77cm">
            <draw:text-box>
              <text:p text:style-name="P7"><text:span text:style-name="T8">38%</text:span></text:p>
            </draw:text-box>
          </draw:frame>
          <draw:frame draw:style-name="gr15" draw:text-style-name="P12" draw:layer="layout" svg:width="0.502cm" svg:height="0.251cm" svg:x="1.18cm" svg:y="0.775cm">
            <draw:text-box>
              <text:p text:style-name="P7"><text:span text:style-name="T8">38%</text:span></text:p>
            </draw:text-box>
          </draw:frame>
          <draw:frame draw:style-name="gr15" draw:text-style-name="P12" draw:layer="layout" svg:width="0.502cm" svg:height="0.251cm" svg:x="1.175cm" svg:y="0.782cm">
            <draw:text-box>
              <text:p text:style-name="P7"><text:span text:style-name="T8">38%</text:span></text:p>
            </draw:text-box>
          </draw:frame>
          <draw:frame draw:style-name="gr15" draw:text-style-name="P12" draw:layer="layout" svg:width="0.502cm" svg:height="0.251cm" svg:x="1.173cm" svg:y="0.791cm">
            <draw:text-box>
              <text:p text:style-name="P7"><text:span text:style-name="T8">38%</text:span></text:p>
            </draw:text-box>
          </draw:frame>
          <draw:frame draw:style-name="gr15" draw:text-style-name="P12" draw:layer="layout" svg:width="0.502cm" svg:height="0.251cm" svg:x="1.175cm" svg:y="0.8cm">
            <draw:text-box>
              <text:p text:style-name="P7"><text:span text:style-name="T8">38%</text:span></text:p>
            </draw:text-box>
          </draw:frame>
          <draw:frame draw:style-name="gr15" draw:text-style-name="P12" draw:layer="layout" svg:width="0.502cm" svg:height="0.251cm" svg:x="1.18cm" svg:y="0.808cm">
            <draw:text-box>
              <text:p text:style-name="P7"><text:span text:style-name="T8">38%</text:span></text:p>
            </draw:text-box>
          </draw:frame>
          <draw:frame draw:style-name="gr15" draw:text-style-name="P12" draw:layer="layout" svg:width="0.502cm" svg:height="0.251cm" svg:x="1.187cm" svg:y="0.813cm">
            <draw:text-box>
              <text:p text:style-name="P7"><text:span text:style-name="T8">38%</text:span></text:p>
            </draw:text-box>
          </draw:frame>
          <draw:frame draw:style-name="gr15" draw:text-style-name="P12" draw:layer="layout" svg:width="0.502cm" svg:height="0.251cm" svg:x="1.196cm" svg:y="0.814cm">
            <draw:text-box>
              <text:p text:style-name="P7"><text:span text:style-name="T8">38%</text:span></text:p>
            </draw:text-box>
          </draw:frame>
          <draw:frame draw:style-name="gr15" draw:text-style-name="P12" draw:layer="layout" svg:width="0.502cm" svg:height="0.251cm" svg:x="1.205cm" svg:y="0.813cm">
            <draw:text-box>
              <text:p text:style-name="P7"><text:span text:style-name="T8">38%</text:span></text:p>
            </draw:text-box>
          </draw:frame>
          <draw:frame draw:style-name="gr15" draw:text-style-name="P12" draw:layer="layout" svg:width="0.502cm" svg:height="0.251cm" svg:x="1.213cm" svg:y="0.808cm">
            <draw:text-box>
              <text:p text:style-name="P7"><text:span text:style-name="T8">38%</text:span></text:p>
            </draw:text-box>
          </draw:frame>
          <draw:frame draw:style-name="gr15" draw:text-style-name="P12" draw:layer="layout" svg:width="0.502cm" svg:height="0.251cm" svg:x="1.218cm" svg:y="0.8cm">
            <draw:text-box>
              <text:p text:style-name="P7"><text:span text:style-name="T8">38%</text:span></text:p>
            </draw:text-box>
          </draw:frame>
          <draw:frame draw:style-name="gr15" draw:text-style-name="P12" draw:layer="layout" svg:width="0.502cm" svg:height="0.251cm" svg:x="1.22cm" svg:y="0.791cm">
            <draw:text-box>
              <text:p text:style-name="P7"><text:span text:style-name="T8">38%</text:span></text:p>
            </draw:text-box>
          </draw:frame>
          <draw:frame draw:style-name="gr15" draw:text-style-name="P12" draw:layer="layout" svg:width="0.502cm" svg:height="0.251cm" svg:x="1.196cm" svg:y="0.791cm">
            <draw:text-box>
              <text:p text:style-name="P7"><text:span text:style-name="T6">38%</text:span></text:p>
            </draw:text-box>
          </draw:frame>
          <draw:frame draw:style-name="gr8" draw:text-style-name="P14" draw:layer="layout" svg:width="3.125cm" svg:height="0.319cm" svg:x="2.038cm" svg:y="0.209cm">
            <draw:text-box>
              <text:p text:style-name="P13"><text:span text:style-name="T9">All </text:span><text:span text:style-name="T9">sp</text:span><text:span text:style-name="T9">eci</text:span><text:span text:style-name="T9">es, </text:span><text:span text:style-name="T9">all </text:span><text:span text:style-name="T9">bio</text:span><text:span text:style-name="T9">me</text:span><text:span text:style-name="T9">s</text:span></text:p>
            </draw:text-box>
          </draw:frame>
        </draw:g>
        <draw:g draw:style-name="gr1">
          <draw:polygon draw:style-name="gr16" draw:text-style-name="P9" draw:layer="layout" svg:width="4.881cm" svg:height="0.564cm" svg:x="7.636cm" svg:y="0.335cm" svg:viewBox="0 0 4882 565" draw:points="0,0 4882,0 4882,565 0,565">
            <text:p/>
          </draw:polygon>
          <draw:polygon draw:style-name="gr17" draw:text-style-name="P15" draw:layer="layout" svg:width="4.881cm" svg:height="0.564cm" svg:x="7.636cm" svg:y="0.335cm" svg:viewBox="0 0 4882 565" draw:points="0,0 4882,0 4882,565 0,565">
            <text:p/>
          </draw:polygon>
          <draw:polygon draw:style-name="gr17" draw:text-style-name="P15" draw:layer="layout" svg:width="0.176cm" svg:height="0.247cm" svg:x="7.653cm" svg:y="0.37cm" svg:viewBox="0 0 177 248" draw:points="0,0 177,0 177,248 0,248">
            <text:p/>
          </draw:polygon>
          <draw:polygon draw:style-name="gr12" draw:text-style-name="P5" draw:layer="layout" svg:width="0.131cm" svg:height="0.203cm" svg:x="7.676cm" svg:y="0.392cm" svg:viewBox="0 0 132 204" draw:points="0,0 132,0 132,204 0,204">
            <text:p/>
          </draw:polygon>
          <draw:polygon draw:style-name="gr17" draw:text-style-name="P15" draw:layer="layout" svg:width="0.176cm" svg:height="0.247cm" svg:x="9.592cm" svg:y="0.37cm" svg:viewBox="0 0 177 248" draw:points="0,0 177,0 177,248 0,248">
            <text:p/>
          </draw:polygon>
          <draw:polygon draw:style-name="gr9" draw:text-style-name="P4" draw:layer="layout" svg:width="0.132cm" svg:height="0.203cm" svg:x="9.614cm" svg:y="0.392cm" svg:viewBox="0 0 133 204" draw:points="0,0 133,0 133,204 0,204">
            <text:p/>
          </draw:polygon>
          <draw:polygon draw:style-name="gr17" draw:text-style-name="P15" draw:layer="layout" svg:width="0.176cm" svg:height="0.247cm" svg:x="11.213cm" svg:y="0.37cm" svg:viewBox="0 0 177 248" draw:points="0,0 177,0 177,248 0,248">
            <text:p/>
          </draw:polygon>
          <draw:polygon draw:style-name="gr18" draw:text-style-name="P3" draw:layer="layout" svg:width="0.132cm" svg:height="0.203cm" svg:x="11.235cm" svg:y="0.392cm" svg:viewBox="0 0 133 204" draw:points="0,0 133,0 133,204 0,204">
            <text:p/>
          </draw:polygon>
          <draw:polygon draw:style-name="gr17" draw:text-style-name="P15" draw:layer="layout" svg:width="0.176cm" svg:height="0.247cm" svg:x="7.653cm" svg:y="0.617cm" svg:viewBox="0 0 177 248" draw:points="0,0 177,0 177,248 0,248">
            <text:p/>
          </draw:polygon>
          <draw:polygon draw:style-name="gr19" draw:text-style-name="P2" draw:layer="layout" svg:width="0.131cm" svg:height="0.203cm" svg:x="7.676cm" svg:y="0.639cm" svg:viewBox="0 0 132 204" draw:points="0,0 132,0 132,204 0,204">
            <text:p/>
          </draw:polygon>
          <draw:polygon draw:style-name="gr17" draw:text-style-name="P15" draw:layer="layout" svg:width="0.176cm" svg:height="0.247cm" svg:x="9.592cm" svg:y="0.617cm" svg:viewBox="0 0 177 248" draw:points="0,0 177,0 177,248 0,248">
            <text:p/>
          </draw:polygon>
          <draw:polygon draw:style-name="gr20" draw:text-style-name="P1" draw:layer="layout" svg:width="0.132cm" svg:height="0.203cm" svg:x="9.614cm" svg:y="0.639cm" svg:viewBox="0 0 133 204" draw:points="0,0 133,0 133,204 0,204">
            <text:p/>
          </draw:polygon>
          <draw:polygon draw:style-name="gr17" draw:text-style-name="P15" draw:layer="layout" svg:width="0.176cm" svg:height="0.247cm" svg:x="11.213cm" svg:y="0.617cm" svg:viewBox="0 0 177 248" draw:points="0,0 177,0 177,248 0,248">
            <text:p/>
          </draw:polygon>
          <draw:polygon draw:style-name="gr11" draw:text-style-name="P6" draw:layer="layout" svg:width="0.132cm" svg:height="0.203cm" svg:x="11.235cm" svg:y="0.639cm" svg:viewBox="0 0 133 204" draw:points="0,0 133,0 133,204 0,204">
            <text:p/>
          </draw:polygon>
          <draw:frame draw:style-name="gr21" draw:text-style-name="P8" draw:layer="layout" svg:width="0.459cm" svg:height="0.23cm" svg:x="7.865cm" svg:y="0.406cm">
            <draw:text-box>
              <text:p text:style-name="P7"><text:span text:style-name="T10">SSP</text:span></text:p>
            </draw:text-box>
          </draw:frame>
          <draw:frame draw:style-name="gr22" draw:text-style-name="P8" draw:layer="layout" svg:width="1.196cm" svg:height="0.23cm" svg:x="9.803cm" svg:y="0.406cm">
            <draw:text-box>
              <text:p text:style-name="P7"><text:span text:style-name="T10">SSP - GCM</text:span></text:p>
            </draw:text-box>
          </draw:frame>
          <draw:frame draw:style-name="gr23" draw:text-style-name="P8" draw:layer="layout" svg:width="0.535cm" svg:height="0.23cm" svg:x="11.424cm" svg:y="0.406cm">
            <draw:text-box>
              <text:p text:style-name="P7"><text:span text:style-name="T10">GCM</text:span></text:p>
            </draw:text-box>
          </draw:frame>
          <draw:frame draw:style-name="gr24" draw:text-style-name="P8" draw:layer="layout" svg:width="1.488cm" svg:height="0.23cm" svg:x="7.865cm" svg:y="0.653cm">
            <draw:text-box>
              <text:p text:style-name="P7"><text:span text:style-name="T10">Climate - SDM</text:span></text:p>
            </draw:text-box>
          </draw:frame>
          <draw:frame draw:style-name="gr25" draw:text-style-name="P8" draw:layer="layout" svg:width="0.51cm" svg:height="0.23cm" svg:x="9.803cm" svg:y="0.653cm">
            <draw:text-box>
              <text:p text:style-name="P7"><text:span text:style-name="T10">SDM</text:span></text:p>
            </draw:text-box>
          </draw:frame>
          <draw:frame draw:style-name="gr26" draw:text-style-name="P8" draw:layer="layout" svg:width="1.006cm" svg:height="0.23cm" svg:x="11.424cm" svg:y="0.653cm">
            <draw:text-box>
              <text:p text:style-name="P7"><text:span text:style-name="T10">Residuals</text:span></text:p>
            </draw:text-box>
          </draw:frame>
        </draw:g>
        <draw:frame draw:style-name="gr27" draw:text-style-name="P17" draw:layer="layout" svg:width="0.317cm" svg:height="0.352cm" svg:x="0.062cm" svg:y="2.224cm">
          <draw:text-box>
            <text:p text:style-name="P16"><text:span text:style-name="T11">b</text:span></text:p>
          </draw:text-box>
        </draw:frame>
        <draw:frame draw:style-name="gr27" draw:text-style-name="P17" draw:layer="layout" svg:width="0.317cm" svg:height="0.352cm" svg:x="0.063cm" svg:y="0.125cm">
          <draw:text-box>
            <text:p text:style-name="P16"><text:span text:style-name="T11">a</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Sans" svg:font-family="NimbusSans"/>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cm" fo:margin-bottom="1cm" fo:margin-left="0.8cm" fo:margin-right="1cm" fo:page-width="13cm" fo:page-height="5.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6-11T10:14:59.749733989</dc:date>
    <meta:editing-duration>PT16M50S</meta:editing-duration>
    <meta:editing-cycles>3</meta:editing-cycles>
    <meta:generator>LibreOffice/24.8.6.2$Linux_X86_64 LibreOffice_project/480$Build-2</meta:generator>
    <meta:print-date>2025-06-11T10:11:08.075070551</meta:print-date>
    <meta:printed-by>PDF files</meta:printed-by>
    <meta:document-statistic meta:object-count="215"/>
  </office:meta>
</office:document-meta>
</file>